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tch_P_controller" table:style-name="ta1">
        <table:shapes>
          <draw:frame draw:z-index="0" draw:style-name="gr1" draw:text-style-name="P1" svg:width="9.3134in" svg:height="5.8665in" svg:x="3.2118in" svg:y="0.4587in">
            <draw:object draw:notify-on-update-of-ranges="Pitch_P_controller.A1:Pitch_P_controller.A1 Pitch_P_controller.A2:Pitch_P_controller.A170 Pitch_P_controller.B1:Pitch_P_controller.B1 Pitch_P_controller.B2:Pitch_P_controller.B170 Pitch_P_controller.C1:Pitch_P_controller.C1 Pitch_P_controller.C2:Pitch_P_controller.C170 Pitch_P_controller.D1:Pitch_P_controller.D1 Pitch_P_controller.D2:Pitch_P_controller.D1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WM0&amp;3</text:p>
          </table:table-cell>
          <table:table-cell office:value-type="string" calcext:value-type="string">
            <text:p>PWM1&amp;2</text:p>
          </table:table-cell>
          <table:table-cell office:value-type="string" calcext:value-type="string">
            <text:p>Accel Pitch angle * 20</text:p>
          </table:table-cell>
          <table:table-cell office:value-type="string" calcext:value-type="string">
            <text:p>Filtered Pitch angel * 2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83" calcext:value-type="float">
            <text:p>1083</text:p>
          </table:table-cell>
          <table:table-cell office:value-type="float" office:value="57.056042" calcext:value-type="float">
            <text:p>57.056042</text:p>
          </table:table-cell>
          <table:table-cell office:value-type="float" office:value="68.762169" calcext:value-type="float">
            <text:p>68.762169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82" calcext:value-type="float">
            <text:p>1082</text:p>
          </table:table-cell>
          <table:table-cell office:value-type="float" office:value="-32.005295" calcext:value-type="float">
            <text:p>-32.005295</text:p>
          </table:table-cell>
          <table:table-cell office:value-type="float" office:value="67.899567" calcext:value-type="float">
            <text:p>67.89956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83" calcext:value-type="float">
            <text:p>1083</text:p>
          </table:table-cell>
          <table:table-cell office:value-type="float" office:value="46.421207" calcext:value-type="float">
            <text:p>46.421207</text:p>
          </table:table-cell>
          <table:table-cell office:value-type="float" office:value="71.443665" calcext:value-type="float">
            <text:p>71.44366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82" calcext:value-type="float">
            <text:p>1082</text:p>
          </table:table-cell>
          <table:table-cell office:value-type="float" office:value="211.370361" calcext:value-type="float">
            <text:p>211.370361</text:p>
          </table:table-cell>
          <table:table-cell office:value-type="float" office:value="79.041801" calcext:value-type="float">
            <text:p>79.04180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0" calcext:value-type="float">
            <text:p>1080</text:p>
          </table:table-cell>
          <table:table-cell office:value-type="float" office:value="51.542656" calcext:value-type="float">
            <text:p>51.542656</text:p>
          </table:table-cell>
          <table:table-cell office:value-type="float" office:value="77.867767" calcext:value-type="float">
            <text:p>77.867767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0" calcext:value-type="float">
            <text:p>1080</text:p>
          </table:table-cell>
          <table:table-cell office:value-type="float" office:value="-49.334415" calcext:value-type="float">
            <text:p>-49.334415</text:p>
          </table:table-cell>
          <table:table-cell office:value-type="float" office:value="72.305016" calcext:value-type="float">
            <text:p>72.30501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81" calcext:value-type="float">
            <text:p>1081</text:p>
          </table:table-cell>
          <table:table-cell office:value-type="float" office:value="-56.692066" calcext:value-type="float">
            <text:p>-56.692066</text:p>
          </table:table-cell>
          <table:table-cell office:value-type="float" office:value="69.96328" calcext:value-type="float">
            <text:p>69.9632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82" calcext:value-type="float">
            <text:p>1082</text:p>
          </table:table-cell>
          <table:table-cell office:value-type="float" office:value="-55.676617" calcext:value-type="float">
            <text:p>-55.676617</text:p>
          </table:table-cell>
          <table:table-cell office:value-type="float" office:value="67.442886" calcext:value-type="float">
            <text:p>67.44288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83" calcext:value-type="float">
            <text:p>1083</text:p>
          </table:table-cell>
          <table:table-cell office:value-type="float" office:value="50.893867" calcext:value-type="float">
            <text:p>50.893867</text:p>
          </table:table-cell>
          <table:table-cell office:value-type="float" office:value="72.173012" calcext:value-type="float">
            <text:p>72.17301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81" calcext:value-type="float">
            <text:p>1081</text:p>
          </table:table-cell>
          <table:table-cell office:value-type="float" office:value="105.993637" calcext:value-type="float">
            <text:p>105.993637</text:p>
          </table:table-cell>
          <table:table-cell office:value-type="float" office:value="78.341248" calcext:value-type="float">
            <text:p>78.34124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0" calcext:value-type="float">
            <text:p>1080</text:p>
          </table:table-cell>
          <table:table-cell office:value-type="float" office:value="-17.220348" calcext:value-type="float">
            <text:p>-17.220348</text:p>
          </table:table-cell>
          <table:table-cell office:value-type="float" office:value="77.712738" calcext:value-type="float">
            <text:p>77.71273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0" calcext:value-type="float">
            <text:p>1080</text:p>
          </table:table-cell>
          <table:table-cell office:value-type="float" office:value="55.407558" calcext:value-type="float">
            <text:p>55.407558</text:p>
          </table:table-cell>
          <table:table-cell office:value-type="float" office:value="73.813507" calcext:value-type="float">
            <text:p>73.81350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81" calcext:value-type="float">
            <text:p>1081</text:p>
          </table:table-cell>
          <table:table-cell office:value-type="float" office:value="84.824966" calcext:value-type="float">
            <text:p>84.824966</text:p>
          </table:table-cell>
          <table:table-cell office:value-type="float" office:value="74.118355" calcext:value-type="float">
            <text:p>74.118355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81" calcext:value-type="float">
            <text:p>1081</text:p>
          </table:table-cell>
          <table:table-cell office:value-type="float" office:value="118.169746" calcext:value-type="float">
            <text:p>118.169746</text:p>
          </table:table-cell>
          <table:table-cell office:value-type="float" office:value="78.893456" calcext:value-type="float">
            <text:p>78.893456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0" calcext:value-type="float">
            <text:p>1080</text:p>
          </table:table-cell>
          <table:table-cell office:value-type="float" office:value="-8.623533" calcext:value-type="float">
            <text:p>-8.623533</text:p>
          </table:table-cell>
          <table:table-cell office:value-type="float" office:value="73.627708" calcext:value-type="float">
            <text:p>73.627708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81" calcext:value-type="float">
            <text:p>1081</text:p>
          </table:table-cell>
          <table:table-cell office:value-type="float" office:value="-153.300339" calcext:value-type="float">
            <text:p>-153.300339</text:p>
          </table:table-cell>
          <table:table-cell office:value-type="float" office:value="64.257065" calcext:value-type="float">
            <text:p>64.257065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83" calcext:value-type="float">
            <text:p>1083</text:p>
          </table:table-cell>
          <table:table-cell office:value-type="float" office:value="-64.98317" calcext:value-type="float">
            <text:p>-64.98317</text:p>
          </table:table-cell>
          <table:table-cell office:value-type="float" office:value="57.700874" calcext:value-type="float">
            <text:p>57.70087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85" calcext:value-type="float">
            <text:p>1085</text:p>
          </table:table-cell>
          <table:table-cell office:value-type="float" office:value="96.693039" calcext:value-type="float">
            <text:p>96.693039</text:p>
          </table:table-cell>
          <table:table-cell office:value-type="float" office:value="56.875378" calcext:value-type="float">
            <text:p>56.87537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85" calcext:value-type="float">
            <text:p>1085</text:p>
          </table:table-cell>
          <table:table-cell office:value-type="float" office:value="-75.216072" calcext:value-type="float">
            <text:p>-75.216072</text:p>
          </table:table-cell>
          <table:table-cell office:value-type="float" office:value="50.349239" calcext:value-type="float">
            <text:p>50.34923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87" calcext:value-type="float">
            <text:p>1087</text:p>
          </table:table-cell>
          <table:table-cell office:value-type="float" office:value="-65.694412" calcext:value-type="float">
            <text:p>-65.694412</text:p>
          </table:table-cell>
          <table:table-cell office:value-type="float" office:value="49.679676" calcext:value-type="float">
            <text:p>49.67967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87" calcext:value-type="float">
            <text:p>1087</text:p>
          </table:table-cell>
          <table:table-cell office:value-type="float" office:value="38.523399" calcext:value-type="float">
            <text:p>38.523399</text:p>
          </table:table-cell>
          <table:table-cell office:value-type="float" office:value="48.680702" calcext:value-type="float">
            <text:p>48.68070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87" calcext:value-type="float">
            <text:p>1087</text:p>
          </table:table-cell>
          <table:table-cell office:value-type="float" office:value="-107.332687" calcext:value-type="float">
            <text:p>-107.332687</text:p>
          </table:table-cell>
          <table:table-cell office:value-type="float" office:value="54.413967" calcext:value-type="float">
            <text:p>54.41396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86" calcext:value-type="float">
            <text:p>1086</text:p>
          </table:table-cell>
          <table:table-cell office:value-type="float" office:value="-65.582306" calcext:value-type="float">
            <text:p>-65.582306</text:p>
          </table:table-cell>
          <table:table-cell office:value-type="float" office:value="52.866856" calcext:value-type="float">
            <text:p>52.866856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86" calcext:value-type="float">
            <text:p>1086</text:p>
          </table:table-cell>
          <table:table-cell office:value-type="float" office:value="16.886009" calcext:value-type="float">
            <text:p>16.886009</text:p>
          </table:table-cell>
          <table:table-cell office:value-type="float" office:value="52.508373" calcext:value-type="float">
            <text:p>52.50837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86" calcext:value-type="float">
            <text:p>1086</text:p>
          </table:table-cell>
          <table:table-cell office:value-type="float" office:value="55.23008" calcext:value-type="float">
            <text:p>55.23008</text:p>
          </table:table-cell>
          <table:table-cell office:value-type="float" office:value="50.43713" calcext:value-type="float">
            <text:p>50.4371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87" calcext:value-type="float">
            <text:p>1087</text:p>
          </table:table-cell>
          <table:table-cell office:value-type="float" office:value="40.498169" calcext:value-type="float">
            <text:p>40.498169</text:p>
          </table:table-cell>
          <table:table-cell office:value-type="float" office:value="46.432556" calcext:value-type="float">
            <text:p>46.43255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88" calcext:value-type="float">
            <text:p>1088</text:p>
          </table:table-cell>
          <table:table-cell office:value-type="float" office:value="-5.718336" calcext:value-type="float">
            <text:p>-5.718336</text:p>
          </table:table-cell>
          <table:table-cell office:value-type="float" office:value="44.370884" calcext:value-type="float">
            <text:p>44.37088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88" calcext:value-type="float">
            <text:p>1088</text:p>
          </table:table-cell>
          <table:table-cell office:value-type="float" office:value="-33.42189" calcext:value-type="float">
            <text:p>-33.42189</text:p>
          </table:table-cell>
          <table:table-cell office:value-type="float" office:value="41.336533" calcext:value-type="float">
            <text:p>41.33653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89" calcext:value-type="float">
            <text:p>1089</text:p>
          </table:table-cell>
          <table:table-cell office:value-type="float" office:value="58.262543" calcext:value-type="float">
            <text:p>58.262543</text:p>
          </table:table-cell>
          <table:table-cell office:value-type="float" office:value="58.537659" calcext:value-type="float">
            <text:p>58.53765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85" calcext:value-type="float">
            <text:p>1085</text:p>
          </table:table-cell>
          <table:table-cell office:value-type="float" office:value="31.486832" calcext:value-type="float">
            <text:p>31.486832</text:p>
          </table:table-cell>
          <table:table-cell office:value-type="float" office:value="31.615376" calcext:value-type="float">
            <text:p>31.61537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92" calcext:value-type="float">
            <text:p>1092</text:p>
          </table:table-cell>
          <table:table-cell office:value-type="float" office:value="159.452499" calcext:value-type="float">
            <text:p>159.452499</text:p>
          </table:table-cell>
          <table:table-cell office:value-type="float" office:value="17.110294" calcext:value-type="float">
            <text:p>17.11029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95" calcext:value-type="float">
            <text:p>1095</text:p>
          </table:table-cell>
          <table:table-cell office:value-type="float" office:value="-57.845768" calcext:value-type="float">
            <text:p>-57.845768</text:p>
          </table:table-cell>
          <table:table-cell office:value-type="float" office:value="31.367535" calcext:value-type="float">
            <text:p>31.367535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92" calcext:value-type="float">
            <text:p>1092</text:p>
          </table:table-cell>
          <table:table-cell office:value-type="float" office:value="62.378944" calcext:value-type="float">
            <text:p>62.378944</text:p>
          </table:table-cell>
          <table:table-cell office:value-type="float" office:value="32.134838" calcext:value-type="float">
            <text:p>32.13483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91" calcext:value-type="float">
            <text:p>1091</text:p>
          </table:table-cell>
          <table:table-cell office:value-type="float" office:value="-240.671158" calcext:value-type="float">
            <text:p>-240.671158</text:p>
          </table:table-cell>
          <table:table-cell office:value-type="float" office:value="-1.198943" calcext:value-type="float">
            <text:p>-1.19894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55.450054" calcext:value-type="float">
            <text:p>55.450054</text:p>
          </table:table-cell>
          <table:table-cell office:value-type="float" office:value="-8.983624" calcext:value-type="float">
            <text:p>-8.98362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102" calcext:value-type="float">
            <text:p>1102</text:p>
          </table:table-cell>
          <table:table-cell office:value-type="float" office:value="234.575806" calcext:value-type="float">
            <text:p>234.575806</text:p>
          </table:table-cell>
          <table:table-cell office:value-type="float" office:value="37.455379" calcext:value-type="float">
            <text:p>37.45537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90" calcext:value-type="float">
            <text:p>1090</text:p>
          </table:table-cell>
          <table:table-cell office:value-type="float" office:value="-86.94928" calcext:value-type="float">
            <text:p>-86.94928</text:p>
          </table:table-cell>
          <table:table-cell office:value-type="float" office:value="25.742266" calcext:value-type="float">
            <text:p>25.742266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093" calcext:value-type="float">
            <text:p>1093</text:p>
          </table:table-cell>
          <table:table-cell office:value-type="float" office:value="183.620514" calcext:value-type="float">
            <text:p>183.620514</text:p>
          </table:table-cell>
          <table:table-cell office:value-type="float" office:value="3.775915" calcext:value-type="float">
            <text:p>3.77591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99" calcext:value-type="float">
            <text:p>1099</text:p>
          </table:table-cell>
          <table:table-cell office:value-type="float" office:value="59.642662" calcext:value-type="float">
            <text:p>59.642662</text:p>
          </table:table-cell>
          <table:table-cell office:value-type="float" office:value="-43.464447" calcext:value-type="float">
            <text:p>-43.46444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10" calcext:value-type="float">
            <text:p>1110</text:p>
          </table:table-cell>
          <table:table-cell office:value-type="float" office:value="124.137283" calcext:value-type="float">
            <text:p>124.137283</text:p>
          </table:table-cell>
          <table:table-cell office:value-type="float" office:value="-86.732361" calcext:value-type="float">
            <text:p>-86.73236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21" calcext:value-type="float">
            <text:p>1121</text:p>
          </table:table-cell>
          <table:table-cell office:value-type="float" office:value="-115.586128" calcext:value-type="float">
            <text:p>-115.586128</text:p>
          </table:table-cell>
          <table:table-cell office:value-type="float" office:value="-141.581711" calcext:value-type="float">
            <text:p>-141.581711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35" calcext:value-type="float">
            <text:p>1135</text:p>
          </table:table-cell>
          <table:table-cell office:value-type="float" office:value="-303.803223" calcext:value-type="float">
            <text:p>-303.803223</text:p>
          </table:table-cell>
          <table:table-cell office:value-type="float" office:value="-194.204788" calcext:value-type="float">
            <text:p>-194.20478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148" calcext:value-type="float">
            <text:p>1148</text:p>
          </table:table-cell>
          <table:table-cell office:value-type="float" office:value="-273.340332" calcext:value-type="float">
            <text:p>-273.340332</text:p>
          </table:table-cell>
          <table:table-cell office:value-type="float" office:value="-214.598923" calcext:value-type="float">
            <text:p>-214.59892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153" calcext:value-type="float">
            <text:p>1153</text:p>
          </table:table-cell>
          <table:table-cell office:value-type="float" office:value="-224.280106" calcext:value-type="float">
            <text:p>-224.280106</text:p>
          </table:table-cell>
          <table:table-cell office:value-type="float" office:value="-229.101547" calcext:value-type="float">
            <text:p>-229.10154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57" calcext:value-type="float">
            <text:p>1157</text:p>
          </table:table-cell>
          <table:table-cell office:value-type="float" office:value="-305.39209" calcext:value-type="float">
            <text:p>-305.39209</text:p>
          </table:table-cell>
          <table:table-cell office:value-type="float" office:value="-255.953918" calcext:value-type="float">
            <text:p>-255.95391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63" calcext:value-type="float">
            <text:p>1163</text:p>
          </table:table-cell>
          <table:table-cell office:value-type="float" office:value="-355.107727" calcext:value-type="float">
            <text:p>-355.107727</text:p>
          </table:table-cell>
          <table:table-cell office:value-type="float" office:value="-310.394653" calcext:value-type="float">
            <text:p>-310.39465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177" calcext:value-type="float">
            <text:p>1177</text:p>
          </table:table-cell>
          <table:table-cell office:value-type="float" office:value="-378.676147" calcext:value-type="float">
            <text:p>-378.676147</text:p>
          </table:table-cell>
          <table:table-cell office:value-type="float" office:value="-342.257141" calcext:value-type="float">
            <text:p>-342.25714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85" calcext:value-type="float">
            <text:p>1185</text:p>
          </table:table-cell>
          <table:table-cell office:value-type="float" office:value="-454.490021" calcext:value-type="float">
            <text:p>-454.490021</text:p>
          </table:table-cell>
          <table:table-cell office:value-type="float" office:value="-363.92804" calcext:value-type="float">
            <text:p>-363.9280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190" calcext:value-type="float">
            <text:p>1190</text:p>
          </table:table-cell>
          <table:table-cell office:value-type="float" office:value="-501.934845" calcext:value-type="float">
            <text:p>-501.934845</text:p>
          </table:table-cell>
          <table:table-cell office:value-type="float" office:value="-402.619629" calcext:value-type="float">
            <text:p>-402.6196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65.384705" calcext:value-type="float">
            <text:p>-365.384705</text:p>
          </table:table-cell>
          <table:table-cell office:value-type="float" office:value="-421.13678" calcext:value-type="float">
            <text:p>-421.1367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53.097687" calcext:value-type="float">
            <text:p>-353.097687</text:p>
          </table:table-cell>
          <table:table-cell office:value-type="float" office:value="-474.690369" calcext:value-type="float">
            <text:p>-474.69036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64.655884" calcext:value-type="float">
            <text:p>-464.655884</text:p>
          </table:table-cell>
          <table:table-cell office:value-type="float" office:value="-469.038849" calcext:value-type="float">
            <text:p>-469.0388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26.388" calcext:value-type="float">
            <text:p>-426.388</text:p>
          </table:table-cell>
          <table:table-cell office:value-type="float" office:value="-458.727783" calcext:value-type="float">
            <text:p>-458.7277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28.983521" calcext:value-type="float">
            <text:p>-528.983521</text:p>
          </table:table-cell>
          <table:table-cell office:value-type="float" office:value="-467.058838" calcext:value-type="float">
            <text:p>-467.0588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545.845947" calcext:value-type="float">
            <text:p>-545.845947</text:p>
          </table:table-cell>
          <table:table-cell office:value-type="float" office:value="-476.520508" calcext:value-type="float">
            <text:p>-476.5205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27.399963" calcext:value-type="float">
            <text:p>-327.399963</text:p>
          </table:table-cell>
          <table:table-cell office:value-type="float" office:value="-452.538757" calcext:value-type="float">
            <text:p>-452.53875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47.360596" calcext:value-type="float">
            <text:p>-447.360596</text:p>
          </table:table-cell>
          <table:table-cell office:value-type="float" office:value="-398.193665" calcext:value-type="float">
            <text:p>-398.19366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99" calcext:value-type="float">
            <text:p>1199</text:p>
          </table:table-cell>
          <table:table-cell office:value-type="float" office:value="-402.97113" calcext:value-type="float">
            <text:p>-402.97113</text:p>
          </table:table-cell>
          <table:table-cell office:value-type="float" office:value="-364.130524" calcext:value-type="float">
            <text:p>-364.13052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191" calcext:value-type="float">
            <text:p>1191</text:p>
          </table:table-cell>
          <table:table-cell office:value-type="float" office:value="-464.91333" calcext:value-type="float">
            <text:p>-464.91333</text:p>
          </table:table-cell>
          <table:table-cell office:value-type="float" office:value="-335.570709" calcext:value-type="float">
            <text:p>-335.57070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183" calcext:value-type="float">
            <text:p>1183</text:p>
          </table:table-cell>
          <table:table-cell office:value-type="float" office:value="-240.536682" calcext:value-type="float">
            <text:p>-240.536682</text:p>
          </table:table-cell>
          <table:table-cell office:value-type="float" office:value="-297.34787" calcext:value-type="float">
            <text:p>-297.3478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74" calcext:value-type="float">
            <text:p>1174</text:p>
          </table:table-cell>
          <table:table-cell office:value-type="float" office:value="-352.128601" calcext:value-type="float">
            <text:p>-352.128601</text:p>
          </table:table-cell>
          <table:table-cell office:value-type="float" office:value="-243.376068" calcext:value-type="float">
            <text:p>-243.37606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160" calcext:value-type="float">
            <text:p>1160</text:p>
          </table:table-cell>
          <table:table-cell office:value-type="float" office:value="-219.216934" calcext:value-type="float">
            <text:p>-219.216934</text:p>
          </table:table-cell>
          <table:table-cell office:value-type="float" office:value="-205.61142" calcext:value-type="float">
            <text:p>-205.61142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51" calcext:value-type="float">
            <text:p>1151</text:p>
          </table:table-cell>
          <table:table-cell office:value-type="float" office:value="-203.771271" calcext:value-type="float">
            <text:p>-203.771271</text:p>
          </table:table-cell>
          <table:table-cell office:value-type="float" office:value="-174.758682" calcext:value-type="float">
            <text:p>-174.75868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143" calcext:value-type="float">
            <text:p>1143</text:p>
          </table:table-cell>
          <table:table-cell office:value-type="float" office:value="-274.090271" calcext:value-type="float">
            <text:p>-274.090271</text:p>
          </table:table-cell>
          <table:table-cell office:value-type="float" office:value="-140.314926" calcext:value-type="float">
            <text:p>-140.314926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35" calcext:value-type="float">
            <text:p>1135</text:p>
          </table:table-cell>
          <table:table-cell office:value-type="float" office:value="-264.507904" calcext:value-type="float">
            <text:p>-264.507904</text:p>
          </table:table-cell>
          <table:table-cell office:value-type="float" office:value="-110.134109" calcext:value-type="float">
            <text:p>-110.134109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127" calcext:value-type="float">
            <text:p>1127</text:p>
          </table:table-cell>
          <table:table-cell office:value-type="float" office:value="-341.697815" calcext:value-type="float">
            <text:p>-341.697815</text:p>
          </table:table-cell>
          <table:table-cell office:value-type="float" office:value="-61.204285" calcext:value-type="float">
            <text:p>-61.20428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115" calcext:value-type="float">
            <text:p>1115</text:p>
          </table:table-cell>
          <table:table-cell office:value-type="float" office:value="88.816208" calcext:value-type="float">
            <text:p>88.816208</text:p>
          </table:table-cell>
          <table:table-cell office:value-type="float" office:value="22.942188" calcext:value-type="float">
            <text:p>22.94218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94" calcext:value-type="float">
            <text:p>1094</text:p>
          </table:table-cell>
          <table:table-cell office:value-type="float" office:value="118.071533" calcext:value-type="float">
            <text:p>118.071533</text:p>
          </table:table-cell>
          <table:table-cell office:value-type="float" office:value="51.069748" calcext:value-type="float">
            <text:p>51.06974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87" calcext:value-type="float">
            <text:p>1087</text:p>
          </table:table-cell>
          <table:table-cell office:value-type="float" office:value="-26.953129" calcext:value-type="float">
            <text:p>-26.953129</text:p>
          </table:table-cell>
          <table:table-cell office:value-type="float" office:value="92.301704" calcext:value-type="float">
            <text:p>92.30170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76" calcext:value-type="float">
            <text:p>1076</text:p>
          </table:table-cell>
          <table:table-cell office:value-type="float" office:value="-53.99609" calcext:value-type="float">
            <text:p>-53.99609</text:p>
          </table:table-cell>
          <table:table-cell office:value-type="float" office:value="115.741409" calcext:value-type="float">
            <text:p>115.74140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71" calcext:value-type="float">
            <text:p>1071</text:p>
          </table:table-cell>
          <table:table-cell office:value-type="float" office:value="267.467133" calcext:value-type="float">
            <text:p>267.467133</text:p>
          </table:table-cell>
          <table:table-cell office:value-type="float" office:value="160.994263" calcext:value-type="float">
            <text:p>160.99426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59" calcext:value-type="float">
            <text:p>1059</text:p>
          </table:table-cell>
          <table:table-cell office:value-type="float" office:value="299.089813" calcext:value-type="float">
            <text:p>299.089813</text:p>
          </table:table-cell>
          <table:table-cell office:value-type="float" office:value="196.527115" calcext:value-type="float">
            <text:p>196.52711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50" calcext:value-type="float">
            <text:p>1050</text:p>
          </table:table-cell>
          <table:table-cell office:value-type="float" office:value="96.937424" calcext:value-type="float">
            <text:p>96.937424</text:p>
          </table:table-cell>
          <table:table-cell office:value-type="float" office:value="224.670486" calcext:value-type="float">
            <text:p>224.67048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43" calcext:value-type="float">
            <text:p>1043</text:p>
          </table:table-cell>
          <table:table-cell office:value-type="float" office:value="78.748268" calcext:value-type="float">
            <text:p>78.748268</text:p>
          </table:table-cell>
          <table:table-cell office:value-type="float" office:value="250.592163" calcext:value-type="float">
            <text:p>250.59216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37" calcext:value-type="float">
            <text:p>1037</text:p>
          </table:table-cell>
          <table:table-cell office:value-type="float" office:value="179.3013" calcext:value-type="float">
            <text:p>179.3013</text:p>
          </table:table-cell>
          <table:table-cell office:value-type="float" office:value="270.300659" calcext:value-type="float">
            <text:p>270.300659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32" calcext:value-type="float">
            <text:p>1032</text:p>
          </table:table-cell>
          <table:table-cell office:value-type="float" office:value="264.960999" calcext:value-type="float">
            <text:p>264.960999</text:p>
          </table:table-cell>
          <table:table-cell office:value-type="float" office:value="300.193207" calcext:value-type="float">
            <text:p>300.19320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24" calcext:value-type="float">
            <text:p>1024</text:p>
          </table:table-cell>
          <table:table-cell office:value-type="float" office:value="233.05159" calcext:value-type="float">
            <text:p>233.05159</text:p>
          </table:table-cell>
          <table:table-cell office:value-type="float" office:value="328.684631" calcext:value-type="float">
            <text:p>328.684631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17" calcext:value-type="float">
            <text:p>1017</text:p>
          </table:table-cell>
          <table:table-cell office:value-type="float" office:value="283.230713" calcext:value-type="float">
            <text:p>283.230713</text:p>
          </table:table-cell>
          <table:table-cell office:value-type="float" office:value="361.739563" calcext:value-type="float">
            <text:p>361.73956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09" calcext:value-type="float">
            <text:p>1009</text:p>
          </table:table-cell>
          <table:table-cell office:value-type="float" office:value="297.887604" calcext:value-type="float">
            <text:p>297.887604</text:p>
          </table:table-cell>
          <table:table-cell office:value-type="float" office:value="393.104553" calcext:value-type="float">
            <text:p>393.10455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001" calcext:value-type="float">
            <text:p>1001</text:p>
          </table:table-cell>
          <table:table-cell office:value-type="float" office:value="386.643341" calcext:value-type="float">
            <text:p>386.643341</text:p>
          </table:table-cell>
          <table:table-cell office:value-type="float" office:value="423.426453" calcext:value-type="float">
            <text:p>423.4264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52.336395" calcext:value-type="float">
            <text:p>352.336395</text:p>
          </table:table-cell>
          <table:table-cell office:value-type="float" office:value="457.30603" calcext:value-type="float">
            <text:p>457.306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71.53833" calcext:value-type="float">
            <text:p>571.53833</text:p>
          </table:table-cell>
          <table:table-cell office:value-type="float" office:value="497.631805" calcext:value-type="float">
            <text:p>497.6318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54.19278" calcext:value-type="float">
            <text:p>454.19278</text:p>
          </table:table-cell>
          <table:table-cell office:value-type="float" office:value="520.962524" calcext:value-type="float">
            <text:p>520.96252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08282" calcext:value-type="float">
            <text:p>467.708282</text:p>
          </table:table-cell>
          <table:table-cell office:value-type="float" office:value="534.972961" calcext:value-type="float">
            <text:p>534.97296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9.62674" calcext:value-type="float">
            <text:p>489.62674</text:p>
          </table:table-cell>
          <table:table-cell office:value-type="float" office:value="548.680908" calcext:value-type="float">
            <text:p>548.6809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5.783569" calcext:value-type="float">
            <text:p>595.783569</text:p>
          </table:table-cell>
          <table:table-cell office:value-type="float" office:value="542.970337" calcext:value-type="float">
            <text:p>542.97033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09.170349" calcext:value-type="float">
            <text:p>509.170349</text:p>
          </table:table-cell>
          <table:table-cell office:value-type="float" office:value="530.759583" calcext:value-type="float">
            <text:p>530.75958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78.019562" calcext:value-type="float">
            <text:p>478.019562</text:p>
          </table:table-cell>
          <table:table-cell office:value-type="float" office:value="510.381592" calcext:value-type="float">
            <text:p>510.3815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15.613861" calcext:value-type="float">
            <text:p>415.613861</text:p>
          </table:table-cell>
          <table:table-cell office:value-type="float" office:value="478.332672" calcext:value-type="float">
            <text:p>478.3326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98.591919" calcext:value-type="float">
            <text:p>598.591919</text:p>
          </table:table-cell>
          <table:table-cell office:value-type="float" office:value="418.269226" calcext:value-type="float">
            <text:p>418.26922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82.356537" calcext:value-type="float">
            <text:p>382.356537</text:p>
          </table:table-cell>
          <table:table-cell office:value-type="float" office:value="379.207031" calcext:value-type="float">
            <text:p>379.207031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005" calcext:value-type="float">
            <text:p>1005</text:p>
          </table:table-cell>
          <table:table-cell office:value-type="float" office:value="464.617279" calcext:value-type="float">
            <text:p>464.617279</text:p>
          </table:table-cell>
          <table:table-cell office:value-type="float" office:value="339.883301" calcext:value-type="float">
            <text:p>339.883301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15" calcext:value-type="float">
            <text:p>1015</text:p>
          </table:table-cell>
          <table:table-cell office:value-type="float" office:value="263.196747" calcext:value-type="float">
            <text:p>263.196747</text:p>
          </table:table-cell>
          <table:table-cell office:value-type="float" office:value="288.851624" calcext:value-type="float">
            <text:p>288.851624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27" calcext:value-type="float">
            <text:p>1027</text:p>
          </table:table-cell>
          <table:table-cell office:value-type="float" office:value="117.501335" calcext:value-type="float">
            <text:p>117.501335</text:p>
          </table:table-cell>
          <table:table-cell office:value-type="float" office:value="240.064209" calcext:value-type="float">
            <text:p>240.06420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39" calcext:value-type="float">
            <text:p>1039</text:p>
          </table:table-cell>
          <table:table-cell office:value-type="float" office:value="307.225342" calcext:value-type="float">
            <text:p>307.225342</text:p>
          </table:table-cell>
          <table:table-cell office:value-type="float" office:value="197.373535" calcext:value-type="float">
            <text:p>197.37353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50" calcext:value-type="float">
            <text:p>1050</text:p>
          </table:table-cell>
          <table:table-cell office:value-type="float" office:value="133.443207" calcext:value-type="float">
            <text:p>133.443207</text:p>
          </table:table-cell>
          <table:table-cell office:value-type="float" office:value="157.829803" calcext:value-type="float">
            <text:p>157.82980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60" calcext:value-type="float">
            <text:p>1060</text:p>
          </table:table-cell>
          <table:table-cell office:value-type="float" office:value="178.642807" calcext:value-type="float">
            <text:p>178.642807</text:p>
          </table:table-cell>
          <table:table-cell office:value-type="float" office:value="137.320221" calcext:value-type="float">
            <text:p>137.32022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65" calcext:value-type="float">
            <text:p>1065</text:p>
          </table:table-cell>
          <table:table-cell office:value-type="float" office:value="232.748291" calcext:value-type="float">
            <text:p>232.748291</text:p>
          </table:table-cell>
          <table:table-cell office:value-type="float" office:value="119.50322" calcext:value-type="float">
            <text:p>119.50322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70" calcext:value-type="float">
            <text:p>1070</text:p>
          </table:table-cell>
          <table:table-cell office:value-type="float" office:value="26.130676" calcext:value-type="float">
            <text:p>26.130676</text:p>
          </table:table-cell>
          <table:table-cell office:value-type="float" office:value="86.748894" calcext:value-type="float">
            <text:p>86.74889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78" calcext:value-type="float">
            <text:p>1078</text:p>
          </table:table-cell>
          <table:table-cell office:value-type="float" office:value="56.547512" calcext:value-type="float">
            <text:p>56.547512</text:p>
          </table:table-cell>
          <table:table-cell office:value-type="float" office:value="58.117111" calcext:value-type="float">
            <text:p>58.11711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85" calcext:value-type="float">
            <text:p>1085</text:p>
          </table:table-cell>
          <table:table-cell office:value-type="float" office:value="239.736389" calcext:value-type="float">
            <text:p>239.736389</text:p>
          </table:table-cell>
          <table:table-cell office:value-type="float" office:value="40.881218" calcext:value-type="float">
            <text:p>40.88121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89" calcext:value-type="float">
            <text:p>1089</text:p>
          </table:table-cell>
          <table:table-cell office:value-type="float" office:value="-4.629436" calcext:value-type="float">
            <text:p>-4.629436</text:p>
          </table:table-cell>
          <table:table-cell office:value-type="float" office:value="0.41675" calcext:value-type="float">
            <text:p>0.416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99" calcext:value-type="float">
            <text:p>1099</text:p>
          </table:table-cell>
          <table:table-cell office:value-type="float" office:value="-43.561916" calcext:value-type="float">
            <text:p>-43.561916</text:p>
          </table:table-cell>
          <table:table-cell office:value-type="float" office:value="-33.561626" calcext:value-type="float">
            <text:p>-33.561626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108" calcext:value-type="float">
            <text:p>1108</text:p>
          </table:table-cell>
          <table:table-cell office:value-type="float" office:value="123.621048" calcext:value-type="float">
            <text:p>123.621048</text:p>
          </table:table-cell>
          <table:table-cell office:value-type="float" office:value="-47.014832" calcext:value-type="float">
            <text:p>-47.014832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111" calcext:value-type="float">
            <text:p>1111</text:p>
          </table:table-cell>
          <table:table-cell office:value-type="float" office:value="-101.307693" calcext:value-type="float">
            <text:p>-101.307693</text:p>
          </table:table-cell>
          <table:table-cell office:value-type="float" office:value="-75.127243" calcext:value-type="float">
            <text:p>-75.12724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118" calcext:value-type="float">
            <text:p>1118</text:p>
          </table:table-cell>
          <table:table-cell office:value-type="float" office:value="-143.507767" calcext:value-type="float">
            <text:p>-143.507767</text:p>
          </table:table-cell>
          <table:table-cell office:value-type="float" office:value="-115.654762" calcext:value-type="float">
            <text:p>-115.65476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128" calcext:value-type="float">
            <text:p>1128</text:p>
          </table:table-cell>
          <table:table-cell office:value-type="float" office:value="-148.674622" calcext:value-type="float">
            <text:p>-148.674622</text:p>
          </table:table-cell>
          <table:table-cell office:value-type="float" office:value="-169.575775" calcext:value-type="float">
            <text:p>-169.575775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142" calcext:value-type="float">
            <text:p>1142</text:p>
          </table:table-cell>
          <table:table-cell office:value-type="float" office:value="-45.701862" calcext:value-type="float">
            <text:p>-45.701862</text:p>
          </table:table-cell>
          <table:table-cell office:value-type="float" office:value="-205.322266" calcext:value-type="float">
            <text:p>-205.32226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51" calcext:value-type="float">
            <text:p>1151</text:p>
          </table:table-cell>
          <table:table-cell office:value-type="float" office:value="-159.197754" calcext:value-type="float">
            <text:p>-159.197754</text:p>
          </table:table-cell>
          <table:table-cell office:value-type="float" office:value="-231.294937" calcext:value-type="float">
            <text:p>-231.29493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157" calcext:value-type="float">
            <text:p>1157</text:p>
          </table:table-cell>
          <table:table-cell office:value-type="float" office:value="-277.211639" calcext:value-type="float">
            <text:p>-277.211639</text:p>
          </table:table-cell>
          <table:table-cell office:value-type="float" office:value="-266.78891" calcext:value-type="float">
            <text:p>-266.7889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166" calcext:value-type="float">
            <text:p>1166</text:p>
          </table:table-cell>
          <table:table-cell office:value-type="float" office:value="-226.965103" calcext:value-type="float">
            <text:p>-226.965103</text:p>
          </table:table-cell>
          <table:table-cell office:value-type="float" office:value="-300.298218" calcext:value-type="float">
            <text:p>-300.2982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75" calcext:value-type="float">
            <text:p>1175</text:p>
          </table:table-cell>
          <table:table-cell office:value-type="float" office:value="-39.634472" calcext:value-type="float">
            <text:p>-39.634472</text:p>
          </table:table-cell>
          <table:table-cell office:value-type="float" office:value="-339.033203" calcext:value-type="float">
            <text:p>-339.03320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184" calcext:value-type="float">
            <text:p>1184</text:p>
          </table:table-cell>
          <table:table-cell office:value-type="float" office:value="-276.765625" calcext:value-type="float">
            <text:p>-276.765625</text:p>
          </table:table-cell>
          <table:table-cell office:value-type="float" office:value="-380.981598" calcext:value-type="float">
            <text:p>-380.981598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195" calcext:value-type="float">
            <text:p>1195</text:p>
          </table:table-cell>
          <table:table-cell office:value-type="float" office:value="-393.285828" calcext:value-type="float">
            <text:p>-393.285828</text:p>
          </table:table-cell>
          <table:table-cell office:value-type="float" office:value="-408.03833" calcext:value-type="float">
            <text:p>-408.038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10.13562" calcext:value-type="float">
            <text:p>-310.13562</text:p>
          </table:table-cell>
          <table:table-cell office:value-type="float" office:value="-413.185974" calcext:value-type="float">
            <text:p>-413.18597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26.778442" calcext:value-type="float">
            <text:p>-426.778442</text:p>
          </table:table-cell>
          <table:table-cell office:value-type="float" office:value="-424.342804" calcext:value-type="float">
            <text:p>-424.3428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420.487427" calcext:value-type="float">
            <text:p>-420.487427</text:p>
          </table:table-cell>
          <table:table-cell office:value-type="float" office:value="-448.220215" calcext:value-type="float">
            <text:p>-448.2202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72.454865" calcext:value-type="float">
            <text:p>-372.454865</text:p>
          </table:table-cell>
          <table:table-cell office:value-type="float" office:value="-466.778717" calcext:value-type="float">
            <text:p>-466.7787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20.088135" calcext:value-type="float">
            <text:p>-320.088135</text:p>
          </table:table-cell>
          <table:table-cell office:value-type="float" office:value="-479.21814" calcext:value-type="float">
            <text:p>-479.2181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92.840118" calcext:value-type="float">
            <text:p>-392.840118</text:p>
          </table:table-cell>
          <table:table-cell office:value-type="float" office:value="-492.884796" calcext:value-type="float">
            <text:p>-492.88479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176.405182" calcext:value-type="float">
            <text:p>-176.405182</text:p>
          </table:table-cell>
          <table:table-cell office:value-type="float" office:value="-491.970886" calcext:value-type="float">
            <text:p>-491.97088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68.080872" calcext:value-type="float">
            <text:p>-268.080872</text:p>
          </table:table-cell>
          <table:table-cell office:value-type="float" office:value="-471.27597" calcext:value-type="float">
            <text:p>-471.275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85.896271" calcext:value-type="float">
            <text:p>-385.896271</text:p>
          </table:table-cell>
          <table:table-cell office:value-type="float" office:value="-438.907623" calcext:value-type="float">
            <text:p>-438.9076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333.602356" calcext:value-type="float">
            <text:p>-333.602356</text:p>
          </table:table-cell>
          <table:table-cell office:value-type="float" office:value="-403.695862" calcext:value-type="float">
            <text:p>-403.69586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-290.025848" calcext:value-type="float">
            <text:p>-290.025848</text:p>
          </table:table-cell>
          <table:table-cell office:value-type="float" office:value="-357.246124" calcext:value-type="float">
            <text:p>-357.24612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189" calcext:value-type="float">
            <text:p>1189</text:p>
          </table:table-cell>
          <table:table-cell office:value-type="float" office:value="-319.201782" calcext:value-type="float">
            <text:p>-319.201782</text:p>
          </table:table-cell>
          <table:table-cell office:value-type="float" office:value="-328.162689" calcext:value-type="float">
            <text:p>-328.16268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182" calcext:value-type="float">
            <text:p>1182</text:p>
          </table:table-cell>
          <table:table-cell office:value-type="float" office:value="-244.008499" calcext:value-type="float">
            <text:p>-244.008499</text:p>
          </table:table-cell>
          <table:table-cell office:value-type="float" office:value="-291.841278" calcext:value-type="float">
            <text:p>-291.841278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72" calcext:value-type="float">
            <text:p>1172</text:p>
          </table:table-cell>
          <table:table-cell office:value-type="float" office:value="-220.723328" calcext:value-type="float">
            <text:p>-220.723328</text:p>
          </table:table-cell>
          <table:table-cell office:value-type="float" office:value="-256.101959" calcext:value-type="float">
            <text:p>-256.10195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164" calcext:value-type="float">
            <text:p>1164</text:p>
          </table:table-cell>
          <table:table-cell office:value-type="float" office:value="8.863883" calcext:value-type="float">
            <text:p>8.863883</text:p>
          </table:table-cell>
          <table:table-cell office:value-type="float" office:value="-209.51796" calcext:value-type="float">
            <text:p>-209.5179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52" calcext:value-type="float">
            <text:p>1152</text:p>
          </table:table-cell>
          <table:table-cell office:value-type="float" office:value="-383.814972" calcext:value-type="float">
            <text:p>-383.814972</text:p>
          </table:table-cell>
          <table:table-cell office:value-type="float" office:value="-178.410706" calcext:value-type="float">
            <text:p>-178.41070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144" calcext:value-type="float">
            <text:p>1144</text:p>
          </table:table-cell>
          <table:table-cell office:value-type="float" office:value="-38.964737" calcext:value-type="float">
            <text:p>-38.964737</text:p>
          </table:table-cell>
          <table:table-cell office:value-type="float" office:value="-167.752258" calcext:value-type="float">
            <text:p>-167.75225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141" calcext:value-type="float">
            <text:p>1141</text:p>
          </table:table-cell>
          <table:table-cell office:value-type="float" office:value="-243.637375" calcext:value-type="float">
            <text:p>-243.637375</text:p>
          </table:table-cell>
          <table:table-cell office:value-type="float" office:value="-179.171127" calcext:value-type="float">
            <text:p>-179.171127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144" calcext:value-type="float">
            <text:p>1144</text:p>
          </table:table-cell>
          <table:table-cell office:value-type="float" office:value="-266.731018" calcext:value-type="float">
            <text:p>-266.731018</text:p>
          </table:table-cell>
          <table:table-cell office:value-type="float" office:value="-174.016434" calcext:value-type="float">
            <text:p>-174.01643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143" calcext:value-type="float">
            <text:p>1143</text:p>
          </table:table-cell>
          <table:table-cell office:value-type="float" office:value="7.821436" calcext:value-type="float">
            <text:p>7.821436</text:p>
          </table:table-cell>
          <table:table-cell office:value-type="float" office:value="-138.960281" calcext:value-type="float">
            <text:p>-138.96028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134" calcext:value-type="float">
            <text:p>1134</text:p>
          </table:table-cell>
          <table:table-cell office:value-type="float" office:value="-139.949173" calcext:value-type="float">
            <text:p>-139.949173</text:p>
          </table:table-cell>
          <table:table-cell office:value-type="float" office:value="-130.04631" calcext:value-type="float">
            <text:p>-130.0463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32" calcext:value-type="float">
            <text:p>1132</text:p>
          </table:table-cell>
          <table:table-cell office:value-type="float" office:value="-159.436859" calcext:value-type="float">
            <text:p>-159.436859</text:p>
          </table:table-cell>
          <table:table-cell office:value-type="float" office:value="-96.842178" calcext:value-type="float">
            <text:p>-96.84217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124" calcext:value-type="float">
            <text:p>1124</text:p>
          </table:table-cell>
          <table:table-cell office:value-type="float" office:value="-31.251699" calcext:value-type="float">
            <text:p>-31.251699</text:p>
          </table:table-cell>
          <table:table-cell office:value-type="float" office:value="-57.748703" calcext:value-type="float">
            <text:p>-57.74870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14" calcext:value-type="float">
            <text:p>1114</text:p>
          </table:table-cell>
          <table:table-cell office:value-type="float" office:value="245.209732" calcext:value-type="float">
            <text:p>245.209732</text:p>
          </table:table-cell>
          <table:table-cell office:value-type="float" office:value="3.779954" calcext:value-type="float">
            <text:p>3.77995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99" calcext:value-type="float">
            <text:p>1099</text:p>
          </table:table-cell>
          <table:table-cell office:value-type="float" office:value="195.298233" calcext:value-type="float">
            <text:p>195.298233</text:p>
          </table:table-cell>
          <table:table-cell office:value-type="float" office:value="59.125648" calcext:value-type="float">
            <text:p>59.12564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85" calcext:value-type="float">
            <text:p>1085</text:p>
          </table:table-cell>
          <table:table-cell office:value-type="float" office:value="174.938828" calcext:value-type="float">
            <text:p>174.938828</text:p>
          </table:table-cell>
          <table:table-cell office:value-type="float" office:value="99.906219" calcext:value-type="float">
            <text:p>99.90621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75" calcext:value-type="float">
            <text:p>1075</text:p>
          </table:table-cell>
          <table:table-cell office:value-type="float" office:value="78.066055" calcext:value-type="float">
            <text:p>78.066055</text:p>
          </table:table-cell>
          <table:table-cell office:value-type="float" office:value="152.403976" calcext:value-type="float">
            <text:p>152.40397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61" calcext:value-type="float">
            <text:p>1061</text:p>
          </table:table-cell>
          <table:table-cell office:value-type="float" office:value="281.162201" calcext:value-type="float">
            <text:p>281.162201</text:p>
          </table:table-cell>
          <table:table-cell office:value-type="float" office:value="199.506989" calcext:value-type="float">
            <text:p>199.506989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50" calcext:value-type="float">
            <text:p>1050</text:p>
          </table:table-cell>
          <table:table-cell office:value-type="float" office:value="289.986084" calcext:value-type="float">
            <text:p>289.986084</text:p>
          </table:table-cell>
          <table:table-cell office:value-type="float" office:value="238.383316" calcext:value-type="float">
            <text:p>238.38331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40" calcext:value-type="float">
            <text:p>1040</text:p>
          </table:table-cell>
          <table:table-cell office:value-type="float" office:value="360.789032" calcext:value-type="float">
            <text:p>360.789032</text:p>
          </table:table-cell>
          <table:table-cell office:value-type="float" office:value="277.174744" calcext:value-type="float">
            <text:p>277.174744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30" calcext:value-type="float">
            <text:p>1030</text:p>
          </table:table-cell>
          <table:table-cell office:value-type="float" office:value="192.203903" calcext:value-type="float">
            <text:p>192.203903</text:p>
          </table:table-cell>
          <table:table-cell office:value-type="float" office:value="306.982574" calcext:value-type="float">
            <text:p>306.982574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23" calcext:value-type="float">
            <text:p>1023</text:p>
          </table:table-cell>
          <table:table-cell office:value-type="float" office:value="386.826111" calcext:value-type="float">
            <text:p>386.826111</text:p>
          </table:table-cell>
          <table:table-cell office:value-type="float" office:value="324.427216" calcext:value-type="float">
            <text:p>324.427216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18" calcext:value-type="float">
            <text:p>1018</text:p>
          </table:table-cell>
          <table:table-cell office:value-type="float" office:value="413.794525" calcext:value-type="float">
            <text:p>413.794525</text:p>
          </table:table-cell>
          <table:table-cell office:value-type="float" office:value="333.613159" calcext:value-type="float">
            <text:p>333.61315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16" calcext:value-type="float">
            <text:p>1016</text:p>
          </table:table-cell>
          <table:table-cell office:value-type="float" office:value="337.712341" calcext:value-type="float">
            <text:p>337.712341</text:p>
          </table:table-cell>
          <table:table-cell office:value-type="float" office:value="360.080109" calcext:value-type="float">
            <text:p>360.08010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09" calcext:value-type="float">
            <text:p>1009</text:p>
          </table:table-cell>
          <table:table-cell office:value-type="float" office:value="329.020874" calcext:value-type="float">
            <text:p>329.020874</text:p>
          </table:table-cell>
          <table:table-cell office:value-type="float" office:value="374.713684" calcext:value-type="float">
            <text:p>374.713684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006" calcext:value-type="float">
            <text:p>1006</text:p>
          </table:table-cell>
          <table:table-cell office:value-type="float" office:value="566.618774" calcext:value-type="float">
            <text:p>566.618774</text:p>
          </table:table-cell>
          <table:table-cell office:value-type="float" office:value="404.35849" calcext:value-type="float">
            <text:p>404.358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40.938477" calcext:value-type="float">
            <text:p>540.938477</text:p>
          </table:table-cell>
          <table:table-cell office:value-type="float" office:value="441.100433" calcext:value-type="float">
            <text:p>441.10043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02.658081" calcext:value-type="float">
            <text:p>502.658081</text:p>
          </table:table-cell>
          <table:table-cell office:value-type="float" office:value="472.935608" calcext:value-type="float">
            <text:p>472.9356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123169" calcext:value-type="float">
            <text:p>467.123169</text:p>
          </table:table-cell>
          <table:table-cell office:value-type="float" office:value="496.870178" calcext:value-type="float">
            <text:p>496.87017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40.051819" calcext:value-type="float">
            <text:p>540.051819</text:p>
          </table:table-cell>
          <table:table-cell office:value-type="float" office:value="506.877075" calcext:value-type="float">
            <text:p>506.87707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618.704712" calcext:value-type="float">
            <text:p>618.704712</text:p>
          </table:table-cell>
          <table:table-cell office:value-type="float" office:value="508.067566" calcext:value-type="float">
            <text:p>508.06756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559.604614" calcext:value-type="float">
            <text:p>559.604614</text:p>
          </table:table-cell>
          <table:table-cell office:value-type="float" office:value="468.237946" calcext:value-type="float">
            <text:p>468.2379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66.613892" calcext:value-type="float">
            <text:p>466.613892</text:p>
          </table:table-cell>
          <table:table-cell office:value-type="float" office:value="408.384949" calcext:value-type="float">
            <text:p>408.38494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48.572754" calcext:value-type="float">
            <text:p>348.572754</text:p>
          </table:table-cell>
          <table:table-cell office:value-type="float" office:value="336.464233" calcext:value-type="float">
            <text:p>336.46423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15" calcext:value-type="float">
            <text:p>1015</text:p>
          </table:table-cell>
          <table:table-cell office:value-type="float" office:value="237.962326" calcext:value-type="float">
            <text:p>237.962326</text:p>
          </table:table-cell>
          <table:table-cell office:value-type="float" office:value="282.220734" calcext:value-type="float">
            <text:p>282.22073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29" calcext:value-type="float">
            <text:p>1029</text:p>
          </table:table-cell>
          <table:table-cell office:value-type="float" office:value="403.335419" calcext:value-type="float">
            <text:p>403.335419</text:p>
          </table:table-cell>
          <table:table-cell office:value-type="float" office:value="246.037262" calcext:value-type="float">
            <text:p>246.03726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38" calcext:value-type="float">
            <text:p>1038</text:p>
          </table:table-cell>
          <table:table-cell office:value-type="float" office:value="203.198822" calcext:value-type="float">
            <text:p>203.198822</text:p>
          </table:table-cell>
          <table:table-cell office:value-type="float" office:value="199.871368" calcext:value-type="float">
            <text:p>199.87136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50" calcext:value-type="float">
            <text:p>1050</text:p>
          </table:table-cell>
          <table:table-cell office:value-type="float" office:value="307.456299" calcext:value-type="float">
            <text:p>307.456299</text:p>
          </table:table-cell>
          <table:table-cell office:value-type="float" office:value="160.548019" calcext:value-type="float">
            <text:p>160.54801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59" calcext:value-type="float">
            <text:p>1059</text:p>
          </table:table-cell>
          <table:table-cell office:value-type="float" office:value="188.499222" calcext:value-type="float">
            <text:p>188.499222</text:p>
          </table:table-cell>
          <table:table-cell office:value-type="float" office:value="129.601669" calcext:value-type="float">
            <text:p>129.60166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67" calcext:value-type="float">
            <text:p>1067</text:p>
          </table:table-cell>
          <table:table-cell office:value-type="float" office:value="268.822937" calcext:value-type="float">
            <text:p>268.822937</text:p>
          </table:table-cell>
          <table:table-cell office:value-type="float" office:value="98.738167" calcext:value-type="float">
            <text:p>98.73816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75" calcext:value-type="float">
            <text:p>1075</text:p>
          </table:table-cell>
          <table:table-cell office:value-type="float" office:value="226.208313" calcext:value-type="float">
            <text:p>226.208313</text:p>
          </table:table-cell>
          <table:table-cell office:value-type="float" office:value="63.873211" calcext:value-type="float">
            <text:p>63.87321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84" calcext:value-type="float">
            <text:p>1084</text:p>
          </table:table-cell>
          <table:table-cell office:value-type="float" office:value="111.205124" calcext:value-type="float">
            <text:p>111.205124</text:p>
          </table:table-cell>
          <table:table-cell office:value-type="float" office:value="19.333134" calcext:value-type="float">
            <text:p>19.33313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95" calcext:value-type="float">
            <text:p>1095</text:p>
          </table:table-cell>
          <table:table-cell office:value-type="float" office:value="256.671844" calcext:value-type="float">
            <text:p>256.671844</text:p>
          </table:table-cell>
          <table:table-cell office:value-type="float" office:value="-1.86645" calcext:value-type="float">
            <text:p>-1.86645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34.151497" calcext:value-type="float">
            <text:p>34.151497</text:p>
          </table:table-cell>
          <table:table-cell office:value-type="float" office:value="-48.227219" calcext:value-type="float">
            <text:p>-48.22721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12" calcext:value-type="float">
            <text:p>1112</text:p>
          </table:table-cell>
          <table:table-cell office:value-type="float" office:value="231.010651" calcext:value-type="float">
            <text:p>231.010651</text:p>
          </table:table-cell>
          <table:table-cell office:value-type="float" office:value="-86.246376" calcext:value-type="float">
            <text:p>-86.246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3T15:51:33.996003128</dc:date>
    <meta:editing-duration>PT2M46S</meta:editing-duration>
    <meta:editing-cycles>1</meta:editing-cycles>
    <meta:generator>LibreOffice/7.3.7.2$Linux_X86_64 LibreOffice_project/30$Build-2</meta:generator>
    <meta:document-statistic meta:table-count="1" meta:cell-count="6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57cm" svg:height="14.902cm" xlink:href=".." xlink:type="simple" chart:class="chart:line" chart:style-name="ch1">
        <chart:legend chart:legend-position="end" svg:x="18.635cm" svg:y="6.405cm" style:legend-expansion="high" chart:style-name="ch2"/>
        <chart:plot-area chart:style-name="ch3" table:cell-range-address="Pitch_P_controller.A1:Pitch_P_controller.D170" chart:data-source-has-labels="row" svg:x="0.473cm" svg:y="0.298cm" svg:width="17.689cm" svg:height="14.306cm">
          <chart:coordinate-region svg:x="1.571cm" svg:y="0.498cm" svg:width="16.45cm" svg:height="13.9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tch_P_controller.A2:Pitch_P_controller.A170" chart:label-cell-address="Pitch_P_controller.A1:Pitch_P_controller.A1" chart:class="chart:line">
            <chart:data-point chart:repeated="169"/>
          </chart:series>
          <chart:series chart:style-name="ch7" chart:values-cell-range-address="Pitch_P_controller.B2:Pitch_P_controller.B170" chart:label-cell-address="Pitch_P_controller.B1:Pitch_P_controller.B1" chart:class="chart:line">
            <chart:data-point chart:repeated="169"/>
          </chart:series>
          <chart:series chart:style-name="ch8" chart:values-cell-range-address="Pitch_P_controller.C2:Pitch_P_controller.C170" chart:label-cell-address="Pitch_P_controller.C1:Pitch_P_controller.C1" chart:class="chart:line">
            <chart:data-point chart:repeated="169"/>
          </chart:series>
          <chart:series chart:style-name="ch9" chart:values-cell-range-address="Pitch_P_controller.D2:Pitch_P_controller.D170" chart:label-cell-address="Pitch_P_controller.D1:Pitch_P_controller.D1" chart:class="chart:line">
            <chart:data-point chart:repeated="1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WM0&amp;3</text:p>
                <draw:g>
                  <svg:desc>Pitch_P_controller.A1:Pitch_P_controller.A1</svg:desc>
                </draw:g>
              </table:table-cell>
              <table:table-cell office:value-type="string">
                <text:p>PWM1&amp;2</text:p>
                <draw:g>
                  <svg:desc>Pitch_P_controller.B1:Pitch_P_controller.B1</svg:desc>
                </draw:g>
              </table:table-cell>
              <table:table-cell office:value-type="string">
                <text:p>Accel Pitch angle * 20</text:p>
                <draw:g>
                  <svg:desc>Pitch_P_controller.C1:Pitch_P_controller.C1</svg:desc>
                </draw:g>
              </table:table-cell>
              <table:table-cell office:value-type="string">
                <text:p>Filtered Pitch angel * 20</text:p>
                <draw:g>
                  <svg:desc>Pitch_P_controller.D1:Pitch_P_controll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6">
                <text:p>1116</text:p>
                <draw:g>
                  <svg:desc>Pitch_P_controller.A2:Pitch_P_controller.A170</svg:desc>
                </draw:g>
              </table:table-cell>
              <table:table-cell office:value-type="float" office:value="1083">
                <text:p>1083</text:p>
                <draw:g>
                  <svg:desc>Pitch_P_controller.B2:Pitch_P_controller.B170</svg:desc>
                </draw:g>
              </table:table-cell>
              <table:table-cell office:value-type="float" office:value="57.056042">
                <text:p>57.056042</text:p>
                <draw:g>
                  <svg:desc>Pitch_P_controller.C2:Pitch_P_controller.C170</svg:desc>
                </draw:g>
              </table:table-cell>
              <table:table-cell office:value-type="float" office:value="68.762169">
                <text:p>68.762169</text:p>
                <draw:g>
                  <svg:desc>Pitch_P_controller.D2:Pitch_P_controller.D1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17">
                <text:p>1117</text:p>
              </table:table-cell>
              <table:table-cell office:value-type="float" office:value="1082">
                <text:p>1082</text:p>
              </table:table-cell>
              <table:table-cell office:value-type="float" office:value="-32.005295">
                <text:p>-32.005295</text:p>
              </table:table-cell>
              <table:table-cell office:value-type="float" office:value="67.899567">
                <text:p>67.899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6">
                <text:p>1116</text:p>
              </table:table-cell>
              <table:table-cell office:value-type="float" office:value="1083">
                <text:p>1083</text:p>
              </table:table-cell>
              <table:table-cell office:value-type="float" office:value="46.421207">
                <text:p>46.421207</text:p>
              </table:table-cell>
              <table:table-cell office:value-type="float" office:value="71.443665">
                <text:p>71.443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17">
                <text:p>1117</text:p>
              </table:table-cell>
              <table:table-cell office:value-type="float" office:value="1082">
                <text:p>1082</text:p>
              </table:table-cell>
              <table:table-cell office:value-type="float" office:value="211.370361">
                <text:p>211.370361</text:p>
              </table:table-cell>
              <table:table-cell office:value-type="float" office:value="79.041801">
                <text:p>79.0418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9">
                <text:p>1119</text:p>
              </table:table-cell>
              <table:table-cell office:value-type="float" office:value="1080">
                <text:p>1080</text:p>
              </table:table-cell>
              <table:table-cell office:value-type="float" office:value="51.542656">
                <text:p>51.542656</text:p>
              </table:table-cell>
              <table:table-cell office:value-type="float" office:value="77.867767">
                <text:p>77.867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9">
                <text:p>1119</text:p>
              </table:table-cell>
              <table:table-cell office:value-type="float" office:value="1080">
                <text:p>1080</text:p>
              </table:table-cell>
              <table:table-cell office:value-type="float" office:value="-49.334415">
                <text:p>-49.334415</text:p>
              </table:table-cell>
              <table:table-cell office:value-type="float" office:value="72.305016">
                <text:p>72.305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8">
                <text:p>1118</text:p>
              </table:table-cell>
              <table:table-cell office:value-type="float" office:value="1081">
                <text:p>1081</text:p>
              </table:table-cell>
              <table:table-cell office:value-type="float" office:value="-56.692066">
                <text:p>-56.692066</text:p>
              </table:table-cell>
              <table:table-cell office:value-type="float" office:value="69.96328">
                <text:p>69.96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7">
                <text:p>1117</text:p>
              </table:table-cell>
              <table:table-cell office:value-type="float" office:value="1082">
                <text:p>1082</text:p>
              </table:table-cell>
              <table:table-cell office:value-type="float" office:value="-55.676617">
                <text:p>-55.676617</text:p>
              </table:table-cell>
              <table:table-cell office:value-type="float" office:value="67.442886">
                <text:p>67.442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6">
                <text:p>1116</text:p>
              </table:table-cell>
              <table:table-cell office:value-type="float" office:value="1083">
                <text:p>1083</text:p>
              </table:table-cell>
              <table:table-cell office:value-type="float" office:value="50.893867">
                <text:p>50.893867</text:p>
              </table:table-cell>
              <table:table-cell office:value-type="float" office:value="72.173012">
                <text:p>72.173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18">
                <text:p>1118</text:p>
              </table:table-cell>
              <table:table-cell office:value-type="float" office:value="1081">
                <text:p>1081</text:p>
              </table:table-cell>
              <table:table-cell office:value-type="float" office:value="105.993637">
                <text:p>105.993637</text:p>
              </table:table-cell>
              <table:table-cell office:value-type="float" office:value="78.341248">
                <text:p>78.341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19">
                <text:p>1119</text:p>
              </table:table-cell>
              <table:table-cell office:value-type="float" office:value="1080">
                <text:p>1080</text:p>
              </table:table-cell>
              <table:table-cell office:value-type="float" office:value="-17.220348">
                <text:p>-17.220348</text:p>
              </table:table-cell>
              <table:table-cell office:value-type="float" office:value="77.712738">
                <text:p>77.712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9">
                <text:p>1119</text:p>
              </table:table-cell>
              <table:table-cell office:value-type="float" office:value="1080">
                <text:p>1080</text:p>
              </table:table-cell>
              <table:table-cell office:value-type="float" office:value="55.407558">
                <text:p>55.407558</text:p>
              </table:table-cell>
              <table:table-cell office:value-type="float" office:value="73.813507">
                <text:p>73.813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8">
                <text:p>1118</text:p>
              </table:table-cell>
              <table:table-cell office:value-type="float" office:value="1081">
                <text:p>1081</text:p>
              </table:table-cell>
              <table:table-cell office:value-type="float" office:value="84.824966">
                <text:p>84.824966</text:p>
              </table:table-cell>
              <table:table-cell office:value-type="float" office:value="74.118355">
                <text:p>74.118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8">
                <text:p>1118</text:p>
              </table:table-cell>
              <table:table-cell office:value-type="float" office:value="1081">
                <text:p>1081</text:p>
              </table:table-cell>
              <table:table-cell office:value-type="float" office:value="118.169746">
                <text:p>118.169746</text:p>
              </table:table-cell>
              <table:table-cell office:value-type="float" office:value="78.893456">
                <text:p>78.893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19">
                <text:p>1119</text:p>
              </table:table-cell>
              <table:table-cell office:value-type="float" office:value="1080">
                <text:p>1080</text:p>
              </table:table-cell>
              <table:table-cell office:value-type="float" office:value="-8.623533">
                <text:p>-8.623533</text:p>
              </table:table-cell>
              <table:table-cell office:value-type="float" office:value="73.627708">
                <text:p>73.627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8">
                <text:p>1118</text:p>
              </table:table-cell>
              <table:table-cell office:value-type="float" office:value="1081">
                <text:p>1081</text:p>
              </table:table-cell>
              <table:table-cell office:value-type="float" office:value="-153.300339">
                <text:p>-153.300339</text:p>
              </table:table-cell>
              <table:table-cell office:value-type="float" office:value="64.257065">
                <text:p>64.257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6">
                <text:p>1116</text:p>
              </table:table-cell>
              <table:table-cell office:value-type="float" office:value="1083">
                <text:p>1083</text:p>
              </table:table-cell>
              <table:table-cell office:value-type="float" office:value="-64.98317">
                <text:p>-64.98317</text:p>
              </table:table-cell>
              <table:table-cell office:value-type="float" office:value="57.700874">
                <text:p>57.700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4">
                <text:p>1114</text:p>
              </table:table-cell>
              <table:table-cell office:value-type="float" office:value="1085">
                <text:p>1085</text:p>
              </table:table-cell>
              <table:table-cell office:value-type="float" office:value="96.693039">
                <text:p>96.693039</text:p>
              </table:table-cell>
              <table:table-cell office:value-type="float" office:value="56.875378">
                <text:p>56.875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4">
                <text:p>1114</text:p>
              </table:table-cell>
              <table:table-cell office:value-type="float" office:value="1085">
                <text:p>1085</text:p>
              </table:table-cell>
              <table:table-cell office:value-type="float" office:value="-75.216072">
                <text:p>-75.216072</text:p>
              </table:table-cell>
              <table:table-cell office:value-type="float" office:value="50.349239">
                <text:p>50.3492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2">
                <text:p>1112</text:p>
              </table:table-cell>
              <table:table-cell office:value-type="float" office:value="1087">
                <text:p>1087</text:p>
              </table:table-cell>
              <table:table-cell office:value-type="float" office:value="-65.694412">
                <text:p>-65.694412</text:p>
              </table:table-cell>
              <table:table-cell office:value-type="float" office:value="49.679676">
                <text:p>49.6796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2">
                <text:p>1112</text:p>
              </table:table-cell>
              <table:table-cell office:value-type="float" office:value="1087">
                <text:p>1087</text:p>
              </table:table-cell>
              <table:table-cell office:value-type="float" office:value="38.523399">
                <text:p>38.523399</text:p>
              </table:table-cell>
              <table:table-cell office:value-type="float" office:value="48.680702">
                <text:p>48.6807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2">
                <text:p>1112</text:p>
              </table:table-cell>
              <table:table-cell office:value-type="float" office:value="1087">
                <text:p>1087</text:p>
              </table:table-cell>
              <table:table-cell office:value-type="float" office:value="-107.332687">
                <text:p>-107.332687</text:p>
              </table:table-cell>
              <table:table-cell office:value-type="float" office:value="54.413967">
                <text:p>54.4139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13">
                <text:p>1113</text:p>
              </table:table-cell>
              <table:table-cell office:value-type="float" office:value="1086">
                <text:p>1086</text:p>
              </table:table-cell>
              <table:table-cell office:value-type="float" office:value="-65.582306">
                <text:p>-65.582306</text:p>
              </table:table-cell>
              <table:table-cell office:value-type="float" office:value="52.866856">
                <text:p>52.866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3">
                <text:p>1113</text:p>
              </table:table-cell>
              <table:table-cell office:value-type="float" office:value="1086">
                <text:p>1086</text:p>
              </table:table-cell>
              <table:table-cell office:value-type="float" office:value="16.886009">
                <text:p>16.886009</text:p>
              </table:table-cell>
              <table:table-cell office:value-type="float" office:value="52.508373">
                <text:p>52.5083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3">
                <text:p>1113</text:p>
              </table:table-cell>
              <table:table-cell office:value-type="float" office:value="1086">
                <text:p>1086</text:p>
              </table:table-cell>
              <table:table-cell office:value-type="float" office:value="55.23008">
                <text:p>55.23008</text:p>
              </table:table-cell>
              <table:table-cell office:value-type="float" office:value="50.43713">
                <text:p>50.43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12">
                <text:p>1112</text:p>
              </table:table-cell>
              <table:table-cell office:value-type="float" office:value="1087">
                <text:p>1087</text:p>
              </table:table-cell>
              <table:table-cell office:value-type="float" office:value="40.498169">
                <text:p>40.498169</text:p>
              </table:table-cell>
              <table:table-cell office:value-type="float" office:value="46.432556">
                <text:p>46.432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1">
                <text:p>1111</text:p>
              </table:table-cell>
              <table:table-cell office:value-type="float" office:value="1088">
                <text:p>1088</text:p>
              </table:table-cell>
              <table:table-cell office:value-type="float" office:value="-5.718336">
                <text:p>-5.718336</text:p>
              </table:table-cell>
              <table:table-cell office:value-type="float" office:value="44.370884">
                <text:p>44.3708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11">
                <text:p>1111</text:p>
              </table:table-cell>
              <table:table-cell office:value-type="float" office:value="1088">
                <text:p>1088</text:p>
              </table:table-cell>
              <table:table-cell office:value-type="float" office:value="-33.42189">
                <text:p>-33.42189</text:p>
              </table:table-cell>
              <table:table-cell office:value-type="float" office:value="41.336533">
                <text:p>41.3365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10">
                <text:p>1110</text:p>
              </table:table-cell>
              <table:table-cell office:value-type="float" office:value="1089">
                <text:p>1089</text:p>
              </table:table-cell>
              <table:table-cell office:value-type="float" office:value="58.262543">
                <text:p>58.262543</text:p>
              </table:table-cell>
              <table:table-cell office:value-type="float" office:value="58.537659">
                <text:p>58.5376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4">
                <text:p>1114</text:p>
              </table:table-cell>
              <table:table-cell office:value-type="float" office:value="1085">
                <text:p>1085</text:p>
              </table:table-cell>
              <table:table-cell office:value-type="float" office:value="31.486832">
                <text:p>31.486832</text:p>
              </table:table-cell>
              <table:table-cell office:value-type="float" office:value="31.615376">
                <text:p>31.6153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7">
                <text:p>1107</text:p>
              </table:table-cell>
              <table:table-cell office:value-type="float" office:value="1092">
                <text:p>1092</text:p>
              </table:table-cell>
              <table:table-cell office:value-type="float" office:value="159.452499">
                <text:p>159.452499</text:p>
              </table:table-cell>
              <table:table-cell office:value-type="float" office:value="17.110294">
                <text:p>17.1102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04">
                <text:p>1104</text:p>
              </table:table-cell>
              <table:table-cell office:value-type="float" office:value="1095">
                <text:p>1095</text:p>
              </table:table-cell>
              <table:table-cell office:value-type="float" office:value="-57.845768">
                <text:p>-57.845768</text:p>
              </table:table-cell>
              <table:table-cell office:value-type="float" office:value="31.367535">
                <text:p>31.3675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07">
                <text:p>1107</text:p>
              </table:table-cell>
              <table:table-cell office:value-type="float" office:value="1092">
                <text:p>1092</text:p>
              </table:table-cell>
              <table:table-cell office:value-type="float" office:value="62.378944">
                <text:p>62.378944</text:p>
              </table:table-cell>
              <table:table-cell office:value-type="float" office:value="32.134838">
                <text:p>32.1348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8">
                <text:p>1108</text:p>
              </table:table-cell>
              <table:table-cell office:value-type="float" office:value="1091">
                <text:p>1091</text:p>
              </table:table-cell>
              <table:table-cell office:value-type="float" office:value="-240.671158">
                <text:p>-240.671158</text:p>
              </table:table-cell>
              <table:table-cell office:value-type="float" office:value="-1.198943">
                <text:p>-1.1989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55.450054">
                <text:p>55.450054</text:p>
              </table:table-cell>
              <table:table-cell office:value-type="float" office:value="-8.983624">
                <text:p>-8.983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97">
                <text:p>1097</text:p>
              </table:table-cell>
              <table:table-cell office:value-type="float" office:value="1102">
                <text:p>1102</text:p>
              </table:table-cell>
              <table:table-cell office:value-type="float" office:value="234.575806">
                <text:p>234.575806</text:p>
              </table:table-cell>
              <table:table-cell office:value-type="float" office:value="37.455379">
                <text:p>37.4553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9">
                <text:p>1109</text:p>
              </table:table-cell>
              <table:table-cell office:value-type="float" office:value="1090">
                <text:p>1090</text:p>
              </table:table-cell>
              <table:table-cell office:value-type="float" office:value="-86.94928">
                <text:p>-86.94928</text:p>
              </table:table-cell>
              <table:table-cell office:value-type="float" office:value="25.742266">
                <text:p>25.742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6">
                <text:p>1106</text:p>
              </table:table-cell>
              <table:table-cell office:value-type="float" office:value="1093">
                <text:p>1093</text:p>
              </table:table-cell>
              <table:table-cell office:value-type="float" office:value="183.620514">
                <text:p>183.620514</text:p>
              </table:table-cell>
              <table:table-cell office:value-type="float" office:value="3.775915">
                <text:p>3.7759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00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59.642662">
                <text:p>59.642662</text:p>
              </table:table-cell>
              <table:table-cell office:value-type="float" office:value="-43.464447">
                <text:p>-43.4644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9">
                <text:p>1089</text:p>
              </table:table-cell>
              <table:table-cell office:value-type="float" office:value="1110">
                <text:p>1110</text:p>
              </table:table-cell>
              <table:table-cell office:value-type="float" office:value="124.137283">
                <text:p>124.137283</text:p>
              </table:table-cell>
              <table:table-cell office:value-type="float" office:value="-86.732361">
                <text:p>-86.732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8">
                <text:p>1078</text:p>
              </table:table-cell>
              <table:table-cell office:value-type="float" office:value="1121">
                <text:p>1121</text:p>
              </table:table-cell>
              <table:table-cell office:value-type="float" office:value="-115.586128">
                <text:p>-115.586128</text:p>
              </table:table-cell>
              <table:table-cell office:value-type="float" office:value="-141.581711">
                <text:p>-141.581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64">
                <text:p>1064</text:p>
              </table:table-cell>
              <table:table-cell office:value-type="float" office:value="1135">
                <text:p>1135</text:p>
              </table:table-cell>
              <table:table-cell office:value-type="float" office:value="-303.803223">
                <text:p>-303.803223</text:p>
              </table:table-cell>
              <table:table-cell office:value-type="float" office:value="-194.204788">
                <text:p>-194.2047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51">
                <text:p>1051</text:p>
              </table:table-cell>
              <table:table-cell office:value-type="float" office:value="1148">
                <text:p>1148</text:p>
              </table:table-cell>
              <table:table-cell office:value-type="float" office:value="-273.340332">
                <text:p>-273.340332</text:p>
              </table:table-cell>
              <table:table-cell office:value-type="float" office:value="-214.598923">
                <text:p>-214.598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46">
                <text:p>1046</text:p>
              </table:table-cell>
              <table:table-cell office:value-type="float" office:value="1153">
                <text:p>1153</text:p>
              </table:table-cell>
              <table:table-cell office:value-type="float" office:value="-224.280106">
                <text:p>-224.280106</text:p>
              </table:table-cell>
              <table:table-cell office:value-type="float" office:value="-229.101547">
                <text:p>-229.1015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42">
                <text:p>1042</text:p>
              </table:table-cell>
              <table:table-cell office:value-type="float" office:value="1157">
                <text:p>1157</text:p>
              </table:table-cell>
              <table:table-cell office:value-type="float" office:value="-305.39209">
                <text:p>-305.39209</text:p>
              </table:table-cell>
              <table:table-cell office:value-type="float" office:value="-255.953918">
                <text:p>-255.953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6">
                <text:p>1036</text:p>
              </table:table-cell>
              <table:table-cell office:value-type="float" office:value="1163">
                <text:p>1163</text:p>
              </table:table-cell>
              <table:table-cell office:value-type="float" office:value="-355.107727">
                <text:p>-355.107727</text:p>
              </table:table-cell>
              <table:table-cell office:value-type="float" office:value="-310.394653">
                <text:p>-310.3946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2">
                <text:p>1022</text:p>
              </table:table-cell>
              <table:table-cell office:value-type="float" office:value="1177">
                <text:p>1177</text:p>
              </table:table-cell>
              <table:table-cell office:value-type="float" office:value="-378.676147">
                <text:p>-378.676147</text:p>
              </table:table-cell>
              <table:table-cell office:value-type="float" office:value="-342.257141">
                <text:p>-342.2571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14">
                <text:p>1014</text:p>
              </table:table-cell>
              <table:table-cell office:value-type="float" office:value="1185">
                <text:p>1185</text:p>
              </table:table-cell>
              <table:table-cell office:value-type="float" office:value="-454.490021">
                <text:p>-454.490021</text:p>
              </table:table-cell>
              <table:table-cell office:value-type="float" office:value="-363.92804">
                <text:p>-363.928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9">
                <text:p>1009</text:p>
              </table:table-cell>
              <table:table-cell office:value-type="float" office:value="1190">
                <text:p>1190</text:p>
              </table:table-cell>
              <table:table-cell office:value-type="float" office:value="-501.934845">
                <text:p>-501.934845</text:p>
              </table:table-cell>
              <table:table-cell office:value-type="float" office:value="-402.619629">
                <text:p>-402.6196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65.384705">
                <text:p>-365.384705</text:p>
              </table:table-cell>
              <table:table-cell office:value-type="float" office:value="-421.13678">
                <text:p>-421.136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53.097687">
                <text:p>-353.097687</text:p>
              </table:table-cell>
              <table:table-cell office:value-type="float" office:value="-474.690369">
                <text:p>-474.6903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64.655884">
                <text:p>-464.655884</text:p>
              </table:table-cell>
              <table:table-cell office:value-type="float" office:value="-469.038849">
                <text:p>-469.0388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26.388">
                <text:p>-426.388</text:p>
              </table:table-cell>
              <table:table-cell office:value-type="float" office:value="-458.727783">
                <text:p>-458.7277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28.983521">
                <text:p>-528.983521</text:p>
              </table:table-cell>
              <table:table-cell office:value-type="float" office:value="-467.058838">
                <text:p>-467.0588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545.845947">
                <text:p>-545.845947</text:p>
              </table:table-cell>
              <table:table-cell office:value-type="float" office:value="-476.520508">
                <text:p>-476.5205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27.399963">
                <text:p>-327.399963</text:p>
              </table:table-cell>
              <table:table-cell office:value-type="float" office:value="-452.538757">
                <text:p>-452.5387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47.360596">
                <text:p>-447.360596</text:p>
              </table:table-cell>
              <table:table-cell office:value-type="float" office:value="-398.193665">
                <text:p>-398.1936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0">
                <text:p>1000</text:p>
              </table:table-cell>
              <table:table-cell office:value-type="float" office:value="1199">
                <text:p>1199</text:p>
              </table:table-cell>
              <table:table-cell office:value-type="float" office:value="-402.97113">
                <text:p>-402.97113</text:p>
              </table:table-cell>
              <table:table-cell office:value-type="float" office:value="-364.130524">
                <text:p>-364.1305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8">
                <text:p>1008</text:p>
              </table:table-cell>
              <table:table-cell office:value-type="float" office:value="1191">
                <text:p>1191</text:p>
              </table:table-cell>
              <table:table-cell office:value-type="float" office:value="-464.91333">
                <text:p>-464.91333</text:p>
              </table:table-cell>
              <table:table-cell office:value-type="float" office:value="-335.570709">
                <text:p>-335.5707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16">
                <text:p>1016</text:p>
              </table:table-cell>
              <table:table-cell office:value-type="float" office:value="1183">
                <text:p>1183</text:p>
              </table:table-cell>
              <table:table-cell office:value-type="float" office:value="-240.536682">
                <text:p>-240.536682</text:p>
              </table:table-cell>
              <table:table-cell office:value-type="float" office:value="-297.34787">
                <text:p>-297.347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5">
                <text:p>1025</text:p>
              </table:table-cell>
              <table:table-cell office:value-type="float" office:value="1174">
                <text:p>1174</text:p>
              </table:table-cell>
              <table:table-cell office:value-type="float" office:value="-352.128601">
                <text:p>-352.128601</text:p>
              </table:table-cell>
              <table:table-cell office:value-type="float" office:value="-243.376068">
                <text:p>-243.3760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39">
                <text:p>1039</text:p>
              </table:table-cell>
              <table:table-cell office:value-type="float" office:value="1160">
                <text:p>1160</text:p>
              </table:table-cell>
              <table:table-cell office:value-type="float" office:value="-219.216934">
                <text:p>-219.216934</text:p>
              </table:table-cell>
              <table:table-cell office:value-type="float" office:value="-205.61142">
                <text:p>-205.611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8">
                <text:p>1048</text:p>
              </table:table-cell>
              <table:table-cell office:value-type="float" office:value="1151">
                <text:p>1151</text:p>
              </table:table-cell>
              <table:table-cell office:value-type="float" office:value="-203.771271">
                <text:p>-203.771271</text:p>
              </table:table-cell>
              <table:table-cell office:value-type="float" office:value="-174.758682">
                <text:p>-174.7586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6">
                <text:p>1056</text:p>
              </table:table-cell>
              <table:table-cell office:value-type="float" office:value="1143">
                <text:p>1143</text:p>
              </table:table-cell>
              <table:table-cell office:value-type="float" office:value="-274.090271">
                <text:p>-274.090271</text:p>
              </table:table-cell>
              <table:table-cell office:value-type="float" office:value="-140.314926">
                <text:p>-140.3149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64">
                <text:p>1064</text:p>
              </table:table-cell>
              <table:table-cell office:value-type="float" office:value="1135">
                <text:p>1135</text:p>
              </table:table-cell>
              <table:table-cell office:value-type="float" office:value="-264.507904">
                <text:p>-264.507904</text:p>
              </table:table-cell>
              <table:table-cell office:value-type="float" office:value="-110.134109">
                <text:p>-110.1341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72">
                <text:p>1072</text:p>
              </table:table-cell>
              <table:table-cell office:value-type="float" office:value="1127">
                <text:p>1127</text:p>
              </table:table-cell>
              <table:table-cell office:value-type="float" office:value="-341.697815">
                <text:p>-341.697815</text:p>
              </table:table-cell>
              <table:table-cell office:value-type="float" office:value="-61.204285">
                <text:p>-61.2042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4">
                <text:p>1084</text:p>
              </table:table-cell>
              <table:table-cell office:value-type="float" office:value="1115">
                <text:p>1115</text:p>
              </table:table-cell>
              <table:table-cell office:value-type="float" office:value="88.816208">
                <text:p>88.816208</text:p>
              </table:table-cell>
              <table:table-cell office:value-type="float" office:value="22.942188">
                <text:p>22.942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05">
                <text:p>1105</text:p>
              </table:table-cell>
              <table:table-cell office:value-type="float" office:value="1094">
                <text:p>1094</text:p>
              </table:table-cell>
              <table:table-cell office:value-type="float" office:value="118.071533">
                <text:p>118.071533</text:p>
              </table:table-cell>
              <table:table-cell office:value-type="float" office:value="51.069748">
                <text:p>51.0697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12">
                <text:p>1112</text:p>
              </table:table-cell>
              <table:table-cell office:value-type="float" office:value="1087">
                <text:p>1087</text:p>
              </table:table-cell>
              <table:table-cell office:value-type="float" office:value="-26.953129">
                <text:p>-26.953129</text:p>
              </table:table-cell>
              <table:table-cell office:value-type="float" office:value="92.301704">
                <text:p>92.3017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23">
                <text:p>1123</text:p>
              </table:table-cell>
              <table:table-cell office:value-type="float" office:value="1076">
                <text:p>1076</text:p>
              </table:table-cell>
              <table:table-cell office:value-type="float" office:value="-53.99609">
                <text:p>-53.99609</text:p>
              </table:table-cell>
              <table:table-cell office:value-type="float" office:value="115.741409">
                <text:p>115.7414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28">
                <text:p>1128</text:p>
              </table:table-cell>
              <table:table-cell office:value-type="float" office:value="1071">
                <text:p>1071</text:p>
              </table:table-cell>
              <table:table-cell office:value-type="float" office:value="267.467133">
                <text:p>267.467133</text:p>
              </table:table-cell>
              <table:table-cell office:value-type="float" office:value="160.994263">
                <text:p>160.994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0">
                <text:p>1140</text:p>
              </table:table-cell>
              <table:table-cell office:value-type="float" office:value="1059">
                <text:p>1059</text:p>
              </table:table-cell>
              <table:table-cell office:value-type="float" office:value="299.089813">
                <text:p>299.089813</text:p>
              </table:table-cell>
              <table:table-cell office:value-type="float" office:value="196.527115">
                <text:p>196.527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9">
                <text:p>1149</text:p>
              </table:table-cell>
              <table:table-cell office:value-type="float" office:value="1050">
                <text:p>1050</text:p>
              </table:table-cell>
              <table:table-cell office:value-type="float" office:value="96.937424">
                <text:p>96.937424</text:p>
              </table:table-cell>
              <table:table-cell office:value-type="float" office:value="224.670486">
                <text:p>224.6704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56">
                <text:p>1156</text:p>
              </table:table-cell>
              <table:table-cell office:value-type="float" office:value="1043">
                <text:p>1043</text:p>
              </table:table-cell>
              <table:table-cell office:value-type="float" office:value="78.748268">
                <text:p>78.748268</text:p>
              </table:table-cell>
              <table:table-cell office:value-type="float" office:value="250.592163">
                <text:p>250.592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62">
                <text:p>1162</text:p>
              </table:table-cell>
              <table:table-cell office:value-type="float" office:value="1037">
                <text:p>1037</text:p>
              </table:table-cell>
              <table:table-cell office:value-type="float" office:value="179.3013">
                <text:p>179.3013</text:p>
              </table:table-cell>
              <table:table-cell office:value-type="float" office:value="270.300659">
                <text:p>270.300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67">
                <text:p>1167</text:p>
              </table:table-cell>
              <table:table-cell office:value-type="float" office:value="1032">
                <text:p>1032</text:p>
              </table:table-cell>
              <table:table-cell office:value-type="float" office:value="264.960999">
                <text:p>264.960999</text:p>
              </table:table-cell>
              <table:table-cell office:value-type="float" office:value="300.193207">
                <text:p>300.1932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75">
                <text:p>1175</text:p>
              </table:table-cell>
              <table:table-cell office:value-type="float" office:value="1024">
                <text:p>1024</text:p>
              </table:table-cell>
              <table:table-cell office:value-type="float" office:value="233.05159">
                <text:p>233.05159</text:p>
              </table:table-cell>
              <table:table-cell office:value-type="float" office:value="328.684631">
                <text:p>328.6846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82">
                <text:p>1182</text:p>
              </table:table-cell>
              <table:table-cell office:value-type="float" office:value="1017">
                <text:p>1017</text:p>
              </table:table-cell>
              <table:table-cell office:value-type="float" office:value="283.230713">
                <text:p>283.230713</text:p>
              </table:table-cell>
              <table:table-cell office:value-type="float" office:value="361.739563">
                <text:p>361.7395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0">
                <text:p>1190</text:p>
              </table:table-cell>
              <table:table-cell office:value-type="float" office:value="1009">
                <text:p>1009</text:p>
              </table:table-cell>
              <table:table-cell office:value-type="float" office:value="297.887604">
                <text:p>297.887604</text:p>
              </table:table-cell>
              <table:table-cell office:value-type="float" office:value="393.104553">
                <text:p>393.1045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98">
                <text:p>1198</text:p>
              </table:table-cell>
              <table:table-cell office:value-type="float" office:value="1001">
                <text:p>1001</text:p>
              </table:table-cell>
              <table:table-cell office:value-type="float" office:value="386.643341">
                <text:p>386.643341</text:p>
              </table:table-cell>
              <table:table-cell office:value-type="float" office:value="423.426453">
                <text:p>423.4264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52.336395">
                <text:p>352.336395</text:p>
              </table:table-cell>
              <table:table-cell office:value-type="float" office:value="457.30603">
                <text:p>457.306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71.53833">
                <text:p>571.53833</text:p>
              </table:table-cell>
              <table:table-cell office:value-type="float" office:value="497.631805">
                <text:p>497.6318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54.19278">
                <text:p>454.19278</text:p>
              </table:table-cell>
              <table:table-cell office:value-type="float" office:value="520.962524">
                <text:p>520.9625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67.708282">
                <text:p>467.708282</text:p>
              </table:table-cell>
              <table:table-cell office:value-type="float" office:value="534.972961">
                <text:p>534.9729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89.62674">
                <text:p>489.62674</text:p>
              </table:table-cell>
              <table:table-cell office:value-type="float" office:value="548.680908">
                <text:p>548.6809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5.783569">
                <text:p>595.783569</text:p>
              </table:table-cell>
              <table:table-cell office:value-type="float" office:value="542.970337">
                <text:p>542.9703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09.170349">
                <text:p>509.170349</text:p>
              </table:table-cell>
              <table:table-cell office:value-type="float" office:value="530.759583">
                <text:p>530.759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78.019562">
                <text:p>478.019562</text:p>
              </table:table-cell>
              <table:table-cell office:value-type="float" office:value="510.381592">
                <text:p>510.3815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15.613861">
                <text:p>415.613861</text:p>
              </table:table-cell>
              <table:table-cell office:value-type="float" office:value="478.332672">
                <text:p>478.3326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98.591919">
                <text:p>598.591919</text:p>
              </table:table-cell>
              <table:table-cell office:value-type="float" office:value="418.269226">
                <text:p>418.269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82.356537">
                <text:p>382.356537</text:p>
              </table:table-cell>
              <table:table-cell office:value-type="float" office:value="379.207031">
                <text:p>379.207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4">
                <text:p>1194</text:p>
              </table:table-cell>
              <table:table-cell office:value-type="float" office:value="1005">
                <text:p>1005</text:p>
              </table:table-cell>
              <table:table-cell office:value-type="float" office:value="464.617279">
                <text:p>464.617279</text:p>
              </table:table-cell>
              <table:table-cell office:value-type="float" office:value="339.883301">
                <text:p>339.8833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84">
                <text:p>1184</text:p>
              </table:table-cell>
              <table:table-cell office:value-type="float" office:value="1015">
                <text:p>1015</text:p>
              </table:table-cell>
              <table:table-cell office:value-type="float" office:value="263.196747">
                <text:p>263.196747</text:p>
              </table:table-cell>
              <table:table-cell office:value-type="float" office:value="288.851624">
                <text:p>288.8516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2">
                <text:p>1172</text:p>
              </table:table-cell>
              <table:table-cell office:value-type="float" office:value="1027">
                <text:p>1027</text:p>
              </table:table-cell>
              <table:table-cell office:value-type="float" office:value="117.501335">
                <text:p>117.501335</text:p>
              </table:table-cell>
              <table:table-cell office:value-type="float" office:value="240.064209">
                <text:p>240.064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60">
                <text:p>1160</text:p>
              </table:table-cell>
              <table:table-cell office:value-type="float" office:value="1039">
                <text:p>1039</text:p>
              </table:table-cell>
              <table:table-cell office:value-type="float" office:value="307.225342">
                <text:p>307.225342</text:p>
              </table:table-cell>
              <table:table-cell office:value-type="float" office:value="197.373535">
                <text:p>197.3735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9">
                <text:p>1149</text:p>
              </table:table-cell>
              <table:table-cell office:value-type="float" office:value="1050">
                <text:p>1050</text:p>
              </table:table-cell>
              <table:table-cell office:value-type="float" office:value="133.443207">
                <text:p>133.443207</text:p>
              </table:table-cell>
              <table:table-cell office:value-type="float" office:value="157.829803">
                <text:p>157.8298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9">
                <text:p>1139</text:p>
              </table:table-cell>
              <table:table-cell office:value-type="float" office:value="1060">
                <text:p>1060</text:p>
              </table:table-cell>
              <table:table-cell office:value-type="float" office:value="178.642807">
                <text:p>178.642807</text:p>
              </table:table-cell>
              <table:table-cell office:value-type="float" office:value="137.320221">
                <text:p>137.3202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4">
                <text:p>1134</text:p>
              </table:table-cell>
              <table:table-cell office:value-type="float" office:value="1065">
                <text:p>1065</text:p>
              </table:table-cell>
              <table:table-cell office:value-type="float" office:value="232.748291">
                <text:p>232.748291</text:p>
              </table:table-cell>
              <table:table-cell office:value-type="float" office:value="119.50322">
                <text:p>119.503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29">
                <text:p>1129</text:p>
              </table:table-cell>
              <table:table-cell office:value-type="float" office:value="1070">
                <text:p>1070</text:p>
              </table:table-cell>
              <table:table-cell office:value-type="float" office:value="26.130676">
                <text:p>26.130676</text:p>
              </table:table-cell>
              <table:table-cell office:value-type="float" office:value="86.748894">
                <text:p>86.7488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21">
                <text:p>1121</text:p>
              </table:table-cell>
              <table:table-cell office:value-type="float" office:value="1078">
                <text:p>1078</text:p>
              </table:table-cell>
              <table:table-cell office:value-type="float" office:value="56.547512">
                <text:p>56.547512</text:p>
              </table:table-cell>
              <table:table-cell office:value-type="float" office:value="58.117111">
                <text:p>58.117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14">
                <text:p>1114</text:p>
              </table:table-cell>
              <table:table-cell office:value-type="float" office:value="1085">
                <text:p>1085</text:p>
              </table:table-cell>
              <table:table-cell office:value-type="float" office:value="239.736389">
                <text:p>239.736389</text:p>
              </table:table-cell>
              <table:table-cell office:value-type="float" office:value="40.881218">
                <text:p>40.8812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10">
                <text:p>1110</text:p>
              </table:table-cell>
              <table:table-cell office:value-type="float" office:value="1089">
                <text:p>1089</text:p>
              </table:table-cell>
              <table:table-cell office:value-type="float" office:value="-4.629436">
                <text:p>-4.629436</text:p>
              </table:table-cell>
              <table:table-cell office:value-type="float" office:value="0.41675">
                <text:p>0.416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00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-43.561916">
                <text:p>-43.561916</text:p>
              </table:table-cell>
              <table:table-cell office:value-type="float" office:value="-33.561626">
                <text:p>-33.5616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1">
                <text:p>1091</text:p>
              </table:table-cell>
              <table:table-cell office:value-type="float" office:value="1108">
                <text:p>1108</text:p>
              </table:table-cell>
              <table:table-cell office:value-type="float" office:value="123.621048">
                <text:p>123.621048</text:p>
              </table:table-cell>
              <table:table-cell office:value-type="float" office:value="-47.014832">
                <text:p>-47.0148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8">
                <text:p>1088</text:p>
              </table:table-cell>
              <table:table-cell office:value-type="float" office:value="1111">
                <text:p>1111</text:p>
              </table:table-cell>
              <table:table-cell office:value-type="float" office:value="-101.307693">
                <text:p>-101.307693</text:p>
              </table:table-cell>
              <table:table-cell office:value-type="float" office:value="-75.127243">
                <text:p>-75.1272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1">
                <text:p>1081</text:p>
              </table:table-cell>
              <table:table-cell office:value-type="float" office:value="1118">
                <text:p>1118</text:p>
              </table:table-cell>
              <table:table-cell office:value-type="float" office:value="-143.507767">
                <text:p>-143.507767</text:p>
              </table:table-cell>
              <table:table-cell office:value-type="float" office:value="-115.654762">
                <text:p>-115.654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1">
                <text:p>1071</text:p>
              </table:table-cell>
              <table:table-cell office:value-type="float" office:value="1128">
                <text:p>1128</text:p>
              </table:table-cell>
              <table:table-cell office:value-type="float" office:value="-148.674622">
                <text:p>-148.674622</text:p>
              </table:table-cell>
              <table:table-cell office:value-type="float" office:value="-169.575775">
                <text:p>-169.5757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57">
                <text:p>1057</text:p>
              </table:table-cell>
              <table:table-cell office:value-type="float" office:value="1142">
                <text:p>1142</text:p>
              </table:table-cell>
              <table:table-cell office:value-type="float" office:value="-45.701862">
                <text:p>-45.701862</text:p>
              </table:table-cell>
              <table:table-cell office:value-type="float" office:value="-205.322266">
                <text:p>-205.3222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48">
                <text:p>1048</text:p>
              </table:table-cell>
              <table:table-cell office:value-type="float" office:value="1151">
                <text:p>1151</text:p>
              </table:table-cell>
              <table:table-cell office:value-type="float" office:value="-159.197754">
                <text:p>-159.197754</text:p>
              </table:table-cell>
              <table:table-cell office:value-type="float" office:value="-231.294937">
                <text:p>-231.294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42">
                <text:p>1042</text:p>
              </table:table-cell>
              <table:table-cell office:value-type="float" office:value="1157">
                <text:p>1157</text:p>
              </table:table-cell>
              <table:table-cell office:value-type="float" office:value="-277.211639">
                <text:p>-277.211639</text:p>
              </table:table-cell>
              <table:table-cell office:value-type="float" office:value="-266.78891">
                <text:p>-266.788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33">
                <text:p>1033</text:p>
              </table:table-cell>
              <table:table-cell office:value-type="float" office:value="1166">
                <text:p>1166</text:p>
              </table:table-cell>
              <table:table-cell office:value-type="float" office:value="-226.965103">
                <text:p>-226.965103</text:p>
              </table:table-cell>
              <table:table-cell office:value-type="float" office:value="-300.298218">
                <text:p>-300.2982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4">
                <text:p>1024</text:p>
              </table:table-cell>
              <table:table-cell office:value-type="float" office:value="1175">
                <text:p>1175</text:p>
              </table:table-cell>
              <table:table-cell office:value-type="float" office:value="-39.634472">
                <text:p>-39.634472</text:p>
              </table:table-cell>
              <table:table-cell office:value-type="float" office:value="-339.033203">
                <text:p>-339.0332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5">
                <text:p>1015</text:p>
              </table:table-cell>
              <table:table-cell office:value-type="float" office:value="1184">
                <text:p>1184</text:p>
              </table:table-cell>
              <table:table-cell office:value-type="float" office:value="-276.765625">
                <text:p>-276.765625</text:p>
              </table:table-cell>
              <table:table-cell office:value-type="float" office:value="-380.981598">
                <text:p>-380.9815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4">
                <text:p>1004</text:p>
              </table:table-cell>
              <table:table-cell office:value-type="float" office:value="1195">
                <text:p>1195</text:p>
              </table:table-cell>
              <table:table-cell office:value-type="float" office:value="-393.285828">
                <text:p>-393.285828</text:p>
              </table:table-cell>
              <table:table-cell office:value-type="float" office:value="-408.03833">
                <text:p>-408.03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10.13562">
                <text:p>-310.13562</text:p>
              </table:table-cell>
              <table:table-cell office:value-type="float" office:value="-413.185974">
                <text:p>-413.1859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26.778442">
                <text:p>-426.778442</text:p>
              </table:table-cell>
              <table:table-cell office:value-type="float" office:value="-424.342804">
                <text:p>-424.3428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420.487427">
                <text:p>-420.487427</text:p>
              </table:table-cell>
              <table:table-cell office:value-type="float" office:value="-448.220215">
                <text:p>-448.2202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72.454865">
                <text:p>-372.454865</text:p>
              </table:table-cell>
              <table:table-cell office:value-type="float" office:value="-466.778717">
                <text:p>-466.7787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20.088135">
                <text:p>-320.088135</text:p>
              </table:table-cell>
              <table:table-cell office:value-type="float" office:value="-479.21814">
                <text:p>-479.218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92.840118">
                <text:p>-392.840118</text:p>
              </table:table-cell>
              <table:table-cell office:value-type="float" office:value="-492.884796">
                <text:p>-492.8847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176.405182">
                <text:p>-176.405182</text:p>
              </table:table-cell>
              <table:table-cell office:value-type="float" office:value="-491.970886">
                <text:p>-491.9708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68.080872">
                <text:p>-268.080872</text:p>
              </table:table-cell>
              <table:table-cell office:value-type="float" office:value="-471.27597">
                <text:p>-471.275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85.896271">
                <text:p>-385.896271</text:p>
              </table:table-cell>
              <table:table-cell office:value-type="float" office:value="-438.907623">
                <text:p>-438.9076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333.602356">
                <text:p>-333.602356</text:p>
              </table:table-cell>
              <table:table-cell office:value-type="float" office:value="-403.695862">
                <text:p>-403.6958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-290.025848">
                <text:p>-290.025848</text:p>
              </table:table-cell>
              <table:table-cell office:value-type="float" office:value="-357.246124">
                <text:p>-357.2461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10">
                <text:p>1010</text:p>
              </table:table-cell>
              <table:table-cell office:value-type="float" office:value="1189">
                <text:p>1189</text:p>
              </table:table-cell>
              <table:table-cell office:value-type="float" office:value="-319.201782">
                <text:p>-319.201782</text:p>
              </table:table-cell>
              <table:table-cell office:value-type="float" office:value="-328.162689">
                <text:p>-328.1626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7">
                <text:p>1017</text:p>
              </table:table-cell>
              <table:table-cell office:value-type="float" office:value="1182">
                <text:p>1182</text:p>
              </table:table-cell>
              <table:table-cell office:value-type="float" office:value="-244.008499">
                <text:p>-244.008499</text:p>
              </table:table-cell>
              <table:table-cell office:value-type="float" office:value="-291.841278">
                <text:p>-291.8412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7">
                <text:p>1027</text:p>
              </table:table-cell>
              <table:table-cell office:value-type="float" office:value="1172">
                <text:p>1172</text:p>
              </table:table-cell>
              <table:table-cell office:value-type="float" office:value="-220.723328">
                <text:p>-220.723328</text:p>
              </table:table-cell>
              <table:table-cell office:value-type="float" office:value="-256.101959">
                <text:p>-256.1019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35">
                <text:p>1035</text:p>
              </table:table-cell>
              <table:table-cell office:value-type="float" office:value="1164">
                <text:p>1164</text:p>
              </table:table-cell>
              <table:table-cell office:value-type="float" office:value="8.863883">
                <text:p>8.863883</text:p>
              </table:table-cell>
              <table:table-cell office:value-type="float" office:value="-209.51796">
                <text:p>-209.517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47">
                <text:p>1047</text:p>
              </table:table-cell>
              <table:table-cell office:value-type="float" office:value="1152">
                <text:p>1152</text:p>
              </table:table-cell>
              <table:table-cell office:value-type="float" office:value="-383.814972">
                <text:p>-383.814972</text:p>
              </table:table-cell>
              <table:table-cell office:value-type="float" office:value="-178.410706">
                <text:p>-178.4107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55">
                <text:p>1055</text:p>
              </table:table-cell>
              <table:table-cell office:value-type="float" office:value="1144">
                <text:p>1144</text:p>
              </table:table-cell>
              <table:table-cell office:value-type="float" office:value="-38.964737">
                <text:p>-38.964737</text:p>
              </table:table-cell>
              <table:table-cell office:value-type="float" office:value="-167.752258">
                <text:p>-167.7522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58">
                <text:p>1058</text:p>
              </table:table-cell>
              <table:table-cell office:value-type="float" office:value="1141">
                <text:p>1141</text:p>
              </table:table-cell>
              <table:table-cell office:value-type="float" office:value="-243.637375">
                <text:p>-243.637375</text:p>
              </table:table-cell>
              <table:table-cell office:value-type="float" office:value="-179.171127">
                <text:p>-179.1711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55">
                <text:p>1055</text:p>
              </table:table-cell>
              <table:table-cell office:value-type="float" office:value="1144">
                <text:p>1144</text:p>
              </table:table-cell>
              <table:table-cell office:value-type="float" office:value="-266.731018">
                <text:p>-266.731018</text:p>
              </table:table-cell>
              <table:table-cell office:value-type="float" office:value="-174.016434">
                <text:p>-174.0164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">
                <text:p>1056</text:p>
              </table:table-cell>
              <table:table-cell office:value-type="float" office:value="1143">
                <text:p>1143</text:p>
              </table:table-cell>
              <table:table-cell office:value-type="float" office:value="7.821436">
                <text:p>7.821436</text:p>
              </table:table-cell>
              <table:table-cell office:value-type="float" office:value="-138.960281">
                <text:p>-138.9602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65">
                <text:p>1065</text:p>
              </table:table-cell>
              <table:table-cell office:value-type="float" office:value="1134">
                <text:p>1134</text:p>
              </table:table-cell>
              <table:table-cell office:value-type="float" office:value="-139.949173">
                <text:p>-139.949173</text:p>
              </table:table-cell>
              <table:table-cell office:value-type="float" office:value="-130.04631">
                <text:p>-130.046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67">
                <text:p>1067</text:p>
              </table:table-cell>
              <table:table-cell office:value-type="float" office:value="1132">
                <text:p>1132</text:p>
              </table:table-cell>
              <table:table-cell office:value-type="float" office:value="-159.436859">
                <text:p>-159.436859</text:p>
              </table:table-cell>
              <table:table-cell office:value-type="float" office:value="-96.842178">
                <text:p>-96.8421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5">
                <text:p>1075</text:p>
              </table:table-cell>
              <table:table-cell office:value-type="float" office:value="1124">
                <text:p>1124</text:p>
              </table:table-cell>
              <table:table-cell office:value-type="float" office:value="-31.251699">
                <text:p>-31.251699</text:p>
              </table:table-cell>
              <table:table-cell office:value-type="float" office:value="-57.748703">
                <text:p>-57.7487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85">
                <text:p>1085</text:p>
              </table:table-cell>
              <table:table-cell office:value-type="float" office:value="1114">
                <text:p>1114</text:p>
              </table:table-cell>
              <table:table-cell office:value-type="float" office:value="245.209732">
                <text:p>245.209732</text:p>
              </table:table-cell>
              <table:table-cell office:value-type="float" office:value="3.779954">
                <text:p>3.7799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00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195.298233">
                <text:p>195.298233</text:p>
              </table:table-cell>
              <table:table-cell office:value-type="float" office:value="59.125648">
                <text:p>59.125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4">
                <text:p>1114</text:p>
              </table:table-cell>
              <table:table-cell office:value-type="float" office:value="1085">
                <text:p>1085</text:p>
              </table:table-cell>
              <table:table-cell office:value-type="float" office:value="174.938828">
                <text:p>174.938828</text:p>
              </table:table-cell>
              <table:table-cell office:value-type="float" office:value="99.906219">
                <text:p>99.9062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4">
                <text:p>1124</text:p>
              </table:table-cell>
              <table:table-cell office:value-type="float" office:value="1075">
                <text:p>1075</text:p>
              </table:table-cell>
              <table:table-cell office:value-type="float" office:value="78.066055">
                <text:p>78.066055</text:p>
              </table:table-cell>
              <table:table-cell office:value-type="float" office:value="152.403976">
                <text:p>152.403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8">
                <text:p>1138</text:p>
              </table:table-cell>
              <table:table-cell office:value-type="float" office:value="1061">
                <text:p>1061</text:p>
              </table:table-cell>
              <table:table-cell office:value-type="float" office:value="281.162201">
                <text:p>281.162201</text:p>
              </table:table-cell>
              <table:table-cell office:value-type="float" office:value="199.506989">
                <text:p>199.5069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49">
                <text:p>1149</text:p>
              </table:table-cell>
              <table:table-cell office:value-type="float" office:value="1050">
                <text:p>1050</text:p>
              </table:table-cell>
              <table:table-cell office:value-type="float" office:value="289.986084">
                <text:p>289.986084</text:p>
              </table:table-cell>
              <table:table-cell office:value-type="float" office:value="238.383316">
                <text:p>238.3833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59">
                <text:p>1159</text:p>
              </table:table-cell>
              <table:table-cell office:value-type="float" office:value="1040">
                <text:p>1040</text:p>
              </table:table-cell>
              <table:table-cell office:value-type="float" office:value="360.789032">
                <text:p>360.789032</text:p>
              </table:table-cell>
              <table:table-cell office:value-type="float" office:value="277.174744">
                <text:p>277.1747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69">
                <text:p>1169</text:p>
              </table:table-cell>
              <table:table-cell office:value-type="float" office:value="1030">
                <text:p>1030</text:p>
              </table:table-cell>
              <table:table-cell office:value-type="float" office:value="192.203903">
                <text:p>192.203903</text:p>
              </table:table-cell>
              <table:table-cell office:value-type="float" office:value="306.982574">
                <text:p>306.9825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76">
                <text:p>1176</text:p>
              </table:table-cell>
              <table:table-cell office:value-type="float" office:value="1023">
                <text:p>1023</text:p>
              </table:table-cell>
              <table:table-cell office:value-type="float" office:value="386.826111">
                <text:p>386.826111</text:p>
              </table:table-cell>
              <table:table-cell office:value-type="float" office:value="324.427216">
                <text:p>324.4272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1">
                <text:p>1181</text:p>
              </table:table-cell>
              <table:table-cell office:value-type="float" office:value="1018">
                <text:p>1018</text:p>
              </table:table-cell>
              <table:table-cell office:value-type="float" office:value="413.794525">
                <text:p>413.794525</text:p>
              </table:table-cell>
              <table:table-cell office:value-type="float" office:value="333.613159">
                <text:p>333.6131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83">
                <text:p>1183</text:p>
              </table:table-cell>
              <table:table-cell office:value-type="float" office:value="1016">
                <text:p>1016</text:p>
              </table:table-cell>
              <table:table-cell office:value-type="float" office:value="337.712341">
                <text:p>337.712341</text:p>
              </table:table-cell>
              <table:table-cell office:value-type="float" office:value="360.080109">
                <text:p>360.0801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0">
                <text:p>1190</text:p>
              </table:table-cell>
              <table:table-cell office:value-type="float" office:value="1009">
                <text:p>1009</text:p>
              </table:table-cell>
              <table:table-cell office:value-type="float" office:value="329.020874">
                <text:p>329.020874</text:p>
              </table:table-cell>
              <table:table-cell office:value-type="float" office:value="374.713684">
                <text:p>374.713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93">
                <text:p>1193</text:p>
              </table:table-cell>
              <table:table-cell office:value-type="float" office:value="1006">
                <text:p>1006</text:p>
              </table:table-cell>
              <table:table-cell office:value-type="float" office:value="566.618774">
                <text:p>566.618774</text:p>
              </table:table-cell>
              <table:table-cell office:value-type="float" office:value="404.35849">
                <text:p>404.358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40.938477">
                <text:p>540.938477</text:p>
              </table:table-cell>
              <table:table-cell office:value-type="float" office:value="441.100433">
                <text:p>441.1004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02.658081">
                <text:p>502.658081</text:p>
              </table:table-cell>
              <table:table-cell office:value-type="float" office:value="472.935608">
                <text:p>472.9356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67.123169">
                <text:p>467.123169</text:p>
              </table:table-cell>
              <table:table-cell office:value-type="float" office:value="496.870178">
                <text:p>496.8701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40.051819">
                <text:p>540.051819</text:p>
              </table:table-cell>
              <table:table-cell office:value-type="float" office:value="506.877075">
                <text:p>506.8770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618.704712">
                <text:p>618.704712</text:p>
              </table:table-cell>
              <table:table-cell office:value-type="float" office:value="508.067566">
                <text:p>508.0675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559.604614">
                <text:p>559.604614</text:p>
              </table:table-cell>
              <table:table-cell office:value-type="float" office:value="468.237946">
                <text:p>468.2379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466.613892">
                <text:p>466.613892</text:p>
              </table:table-cell>
              <table:table-cell office:value-type="float" office:value="408.384949">
                <text:p>408.3849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00">
                <text:p>1200</text:p>
              </table:table-cell>
              <table:table-cell office:value-type="float" office:value="1000">
                <text:p>1000</text:p>
              </table:table-cell>
              <table:table-cell office:value-type="float" office:value="348.572754">
                <text:p>348.572754</text:p>
              </table:table-cell>
              <table:table-cell office:value-type="float" office:value="336.464233">
                <text:p>336.4642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4">
                <text:p>1184</text:p>
              </table:table-cell>
              <table:table-cell office:value-type="float" office:value="1015">
                <text:p>1015</text:p>
              </table:table-cell>
              <table:table-cell office:value-type="float" office:value="237.962326">
                <text:p>237.962326</text:p>
              </table:table-cell>
              <table:table-cell office:value-type="float" office:value="282.220734">
                <text:p>282.2207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70">
                <text:p>1170</text:p>
              </table:table-cell>
              <table:table-cell office:value-type="float" office:value="1029">
                <text:p>1029</text:p>
              </table:table-cell>
              <table:table-cell office:value-type="float" office:value="403.335419">
                <text:p>403.335419</text:p>
              </table:table-cell>
              <table:table-cell office:value-type="float" office:value="246.037262">
                <text:p>246.0372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61">
                <text:p>1161</text:p>
              </table:table-cell>
              <table:table-cell office:value-type="float" office:value="1038">
                <text:p>1038</text:p>
              </table:table-cell>
              <table:table-cell office:value-type="float" office:value="203.198822">
                <text:p>203.198822</text:p>
              </table:table-cell>
              <table:table-cell office:value-type="float" office:value="199.871368">
                <text:p>199.8713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49">
                <text:p>1149</text:p>
              </table:table-cell>
              <table:table-cell office:value-type="float" office:value="1050">
                <text:p>1050</text:p>
              </table:table-cell>
              <table:table-cell office:value-type="float" office:value="307.456299">
                <text:p>307.456299</text:p>
              </table:table-cell>
              <table:table-cell office:value-type="float" office:value="160.548019">
                <text:p>160.5480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40">
                <text:p>1140</text:p>
              </table:table-cell>
              <table:table-cell office:value-type="float" office:value="1059">
                <text:p>1059</text:p>
              </table:table-cell>
              <table:table-cell office:value-type="float" office:value="188.499222">
                <text:p>188.499222</text:p>
              </table:table-cell>
              <table:table-cell office:value-type="float" office:value="129.601669">
                <text:p>129.6016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32">
                <text:p>1132</text:p>
              </table:table-cell>
              <table:table-cell office:value-type="float" office:value="1067">
                <text:p>1067</text:p>
              </table:table-cell>
              <table:table-cell office:value-type="float" office:value="268.822937">
                <text:p>268.822937</text:p>
              </table:table-cell>
              <table:table-cell office:value-type="float" office:value="98.738167">
                <text:p>98.7381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24">
                <text:p>1124</text:p>
              </table:table-cell>
              <table:table-cell office:value-type="float" office:value="1075">
                <text:p>1075</text:p>
              </table:table-cell>
              <table:table-cell office:value-type="float" office:value="226.208313">
                <text:p>226.208313</text:p>
              </table:table-cell>
              <table:table-cell office:value-type="float" office:value="63.873211">
                <text:p>63.8732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15">
                <text:p>1115</text:p>
              </table:table-cell>
              <table:table-cell office:value-type="float" office:value="1084">
                <text:p>1084</text:p>
              </table:table-cell>
              <table:table-cell office:value-type="float" office:value="111.205124">
                <text:p>111.205124</text:p>
              </table:table-cell>
              <table:table-cell office:value-type="float" office:value="19.333134">
                <text:p>19.333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04">
                <text:p>1104</text:p>
              </table:table-cell>
              <table:table-cell office:value-type="float" office:value="1095">
                <text:p>1095</text:p>
              </table:table-cell>
              <table:table-cell office:value-type="float" office:value="256.671844">
                <text:p>256.671844</text:p>
              </table:table-cell>
              <table:table-cell office:value-type="float" office:value="-1.86645">
                <text:p>-1.866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99">
                <text:p>1099</text:p>
              </table:table-cell>
              <table:table-cell office:value-type="float" office:value="1100">
                <text:p>1100</text:p>
              </table:table-cell>
              <table:table-cell office:value-type="float" office:value="34.151497">
                <text:p>34.151497</text:p>
              </table:table-cell>
              <table:table-cell office:value-type="float" office:value="-48.227219">
                <text:p>-48.2272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87">
                <text:p>1087</text:p>
              </table:table-cell>
              <table:table-cell office:value-type="float" office:value="1112">
                <text:p>1112</text:p>
              </table:table-cell>
              <table:table-cell office:value-type="float" office:value="231.010651">
                <text:p>231.010651</text:p>
              </table:table-cell>
              <table:table-cell office:value-type="float" office:value="-86.246376">
                <text:p>-86.246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